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9C8AB801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2">
      <style:table-cell-properties fo:background-color="#99ccff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22">
      <style:table-cell-properties fo:background-color="#ff3333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22">
      <style:table-cell-properties fo:background-color="#dddddd" fo:border="0.06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122">
      <style:table-cell-properties fo:background-color="#dddddd" fo:border="0.06pt solid #000000"/>
      <style:text-properties fo:font-style="italic" style:font-style-asian="italic" style:font-style-complex="italic"/>
    </style:style>
    <style:style style:name="ce7" style:family="table-cell" style:parent-style-name="Default" style:data-style-name="N122">
      <style:table-cell-properties fo:background-color="#dddddd" fo:border="0.06pt solid #000000"/>
    </style:style>
    <style:style style:name="ce8" style:family="table-cell" style:parent-style-name="Default">
      <style:table-cell-properties fo:background-color="#b2b2b2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b2b2b2" fo:border="0.06pt solid #000000"/>
    </style:style>
    <style:style style:name="ce10" style:family="table-cell" style:parent-style-name="Default">
      <style:table-cell-properties fo:background-color="#b2b2b2" fo:border="0.06pt solid #000000"/>
      <style:text-properties fo:font-style="italic" style:font-style-asian="italic" style:font-style-complex="italic"/>
    </style:style>
    <style:style style:name="ce11" style:family="table-cell" style:parent-style-name="Default" style:data-style-name="N123">
      <style:table-cell-properties fo:background-color="#b2b2b2" fo:border="0.06pt solid #000000"/>
      <style:text-properties fo:font-style="italic" style:font-style-asian="italic" style:font-style-complex="italic"/>
    </style:style>
    <style:style style:name="ce12" style:family="table-cell" style:parent-style-name="Default" style:data-style-name="N123">
      <style:table-cell-properties fo:background-color="#cc0000" fo:border="0.06pt solid #000000"/>
      <style:text-properties fo:font-style="italic" style:font-style-asian="italic" style:font-style-complex="italic"/>
    </style:style>
    <style:style style:name="ce13" style:family="table-cell" style:parent-style-name="Default" style:data-style-name="N123">
      <style:table-cell-properties fo:background-color="#dddddd" fo:border="0.06pt solid #000000"/>
      <style:text-properties fo:font-style="italic" style:font-style-asian="italic" style:font-style-complex="italic"/>
    </style:style>
    <style:style style:name="ce14" style:family="table-cell" style:parent-style-name="Default" style:data-style-name="N123">
      <style:table-cell-properties fo:background-color="#dddddd" fo:border="0.06pt solid #000000"/>
    </style:style>
    <style:style style:name="ce15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38.9732in" svg:height="10.8445in" svg:x="3.5953in" svg:y="0.0394in">
            <draw:object draw:notify-on-update-of-ranges="Arkusz1.A1:Arkusz1.A87 Arkusz1.B1:Arkusz1.B87 Arkusz1.D1:Arkusz1.D8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3"/>
        <table:table-column table:style-name="co1" table:default-cell-style-name="ce7"/>
        <table:table-column table:style-name="co1" table:default-cell-style-name="ce14"/>
        <table:table-column table:style-name="co1" table:default-cell-style-name="Default"/>
        <table:table-row table:style-name="ro1">
          <table:table-cell office:value-type="date" office:date-value="2014-08-02" calcext:value-type="date">
            <text:p>02.08</text:p>
          </table:table-cell>
          <table:table-cell office:value-type="float" office:value="15135" calcext:value-type="float">
            <text:p>15135</text:p>
          </table:table-cell>
          <table:table-cell table:style-name="ce5" office:value-type="date" office:date-value="2014-08-02" calcext:value-type="date">
            <text:p>02.08</text:p>
          </table:table-cell>
          <table:table-cell table:style-name="ce8" office:value-type="float" office:value="15135" calcext:value-type="float">
            <text:p>15135</text:p>
          </table:table-cell>
          <table:table-cell/>
        </table:table-row>
        <table:table-row table:style-name="ro1">
          <table:table-cell office:value-type="date" office:date-value="2014-08-05" calcext:value-type="date">
            <text:p>05.08</text:p>
          </table:table-cell>
          <table:table-cell office:value-type="float" office:value="15591" calcext:value-type="float">
            <text:p>15591</text:p>
          </table:table-cell>
          <table:table-cell table:style-name="ce5" office:value-type="date" office:date-value="2014-08-05" calcext:value-type="date">
            <text:p>05.08</text:p>
          </table:table-cell>
          <table:table-cell table:style-name="ce9" office:value-type="float" office:value="15591" calcext:value-type="float">
            <text:p>15591</text:p>
          </table:table-cell>
          <table:table-cell/>
        </table:table-row>
        <table:table-row table:style-name="ro1">
          <table:table-cell office:value-type="date" office:date-value="2014-08-06" calcext:value-type="date">
            <text:p>06.08</text:p>
          </table:table-cell>
          <table:table-cell office:value-type="float" office:value="15796" calcext:value-type="float">
            <text:p>15796</text:p>
          </table:table-cell>
          <table:table-cell table:style-name="ce5" office:value-type="date" office:date-value="2014-08-06" calcext:value-type="date">
            <text:p>06.08</text:p>
          </table:table-cell>
          <table:table-cell table:style-name="ce9" office:value-type="float" office:value="15796" calcext:value-type="float">
            <text:p>15796</text:p>
          </table:table-cell>
          <table:table-cell/>
        </table:table-row>
        <table:table-row table:style-name="ro1">
          <table:table-cell office:value-type="date" office:date-value="2014-08-09" calcext:value-type="date">
            <text:p>09.08</text:p>
          </table:table-cell>
          <table:table-cell office:value-type="float" office:value="15934" calcext:value-type="float">
            <text:p>15934</text:p>
          </table:table-cell>
          <table:table-cell table:style-name="ce6" office:value-type="date" office:date-value="2014-08-09" calcext:value-type="date">
            <text:p>09.08</text:p>
          </table:table-cell>
          <table:table-cell table:style-name="ce10" office:value-type="float" office:value="15934" calcext:value-type="float">
            <text:p>15934</text:p>
          </table:table-cell>
          <table:table-cell/>
        </table:table-row>
        <table:table-row table:style-name="ro1">
          <table:table-cell office:value-type="date" office:date-value="2014-08-10" calcext:value-type="date">
            <text:p>10.08</text:p>
          </table:table-cell>
          <table:table-cell office:value-type="float" office:value="16331" calcext:value-type="float">
            <text:p>16331</text:p>
          </table:table-cell>
          <table:table-cell table:style-name="ce6" office:value-type="date" office:date-value="2014-08-10" calcext:value-type="date">
            <text:p>10.08</text:p>
          </table:table-cell>
          <table:table-cell table:style-name="ce10" office:value-type="float" office:value="16331" calcext:value-type="float">
            <text:p>16331</text:p>
          </table:table-cell>
          <table:table-cell/>
        </table:table-row>
        <table:table-row table:style-name="ro1">
          <table:table-cell office:value-type="date" office:date-value="2014-08-11" calcext:value-type="date">
            <text:p>11.08</text:p>
          </table:table-cell>
          <table:table-cell office:value-type="float" office:value="16530" calcext:value-type="float">
            <text:p>16530</text:p>
          </table:table-cell>
          <table:table-cell table:style-name="ce6" office:value-type="date" office:date-value="2014-08-11" calcext:value-type="date">
            <text:p>11.08</text:p>
          </table:table-cell>
          <table:table-cell table:style-name="ce11" table:formula="of:=[.D5]+([.D5]-[.D4])/2" office:value-type="float" office:value="16529.5" calcext:value-type="float">
            <text:p>16530</text:p>
          </table:table-cell>
          <table:table-cell/>
        </table:table-row>
        <table:table-row table:style-name="ro1">
          <table:table-cell office:value-type="date" office:date-value="2014-08-12" calcext:value-type="date">
            <text:p>12.08</text:p>
          </table:table-cell>
          <table:table-cell office:value-type="float" office:value="16629" calcext:value-type="float">
            <text:p>16629</text:p>
          </table:table-cell>
          <table:table-cell table:style-name="ce6" office:value-type="date" office:date-value="2014-08-12" calcext:value-type="date">
            <text:p>12.08</text:p>
          </table:table-cell>
          <table:table-cell table:style-name="ce11" table:formula="of:=[.D6]+([.D6]-[.D5])/2" office:value-type="float" office:value="16628.75" calcext:value-type="float">
            <text:p>16629</text:p>
          </table:table-cell>
          <table:table-cell/>
        </table:table-row>
        <table:table-row table:style-name="ro1">
          <table:table-cell office:value-type="date" office:date-value="2014-08-13" calcext:value-type="date">
            <text:p>13.08</text:p>
          </table:table-cell>
          <table:table-cell office:value-type="float" office:value="16678" calcext:value-type="float">
            <text:p>16678</text:p>
          </table:table-cell>
          <table:table-cell table:style-name="ce6" office:value-type="date" office:date-value="2014-08-13" calcext:value-type="date">
            <text:p>13.08</text:p>
          </table:table-cell>
          <table:table-cell table:style-name="ce11" table:formula="of:=[.D7]+([.D7]-[.D6])/2" office:value-type="float" office:value="16678.375" calcext:value-type="float">
            <text:p>16678</text:p>
          </table:table-cell>
          <table:table-cell/>
        </table:table-row>
        <table:table-row table:style-name="ro1">
          <table:table-cell office:value-type="date" office:date-value="2014-08-14" calcext:value-type="date">
            <text:p>14.08</text:p>
          </table:table-cell>
          <table:table-cell office:value-type="float" office:value="16579" calcext:value-type="float">
            <text:p>16579</text:p>
          </table:table-cell>
          <table:table-cell table:style-name="ce6" office:value-type="date" office:date-value="2014-08-14" calcext:value-type="date">
            <text:p>14.08</text:p>
          </table:table-cell>
          <table:table-cell table:style-name="ce11" office:value-type="float" office:value="16579" calcext:value-type="float">
            <text:p>16579</text:p>
          </table:table-cell>
          <table:table-cell/>
        </table:table-row>
        <table:table-row table:style-name="ro1">
          <table:table-cell office:value-type="date" office:date-value="2014-08-15" calcext:value-type="date">
            <text:p>15.08</text:p>
          </table:table-cell>
          <table:table-cell office:value-type="float" office:value="17031" calcext:value-type="float">
            <text:p>17031</text:p>
          </table:table-cell>
          <table:table-cell table:style-name="ce6" office:value-type="date" office:date-value="2014-08-15" calcext:value-type="date">
            <text:p>15.08</text:p>
          </table:table-cell>
          <table:table-cell table:style-name="ce11" office:value-type="float" office:value="17031" calcext:value-type="float">
            <text:p>17031</text:p>
          </table:table-cell>
          <table:table-cell/>
        </table:table-row>
        <table:table-row table:style-name="ro1">
          <table:table-cell office:value-type="date" office:date-value="2014-08-16" calcext:value-type="date">
            <text:p>16.08</text:p>
          </table:table-cell>
          <table:table-cell office:value-type="float" office:value="17257" calcext:value-type="float">
            <text:p>17257</text:p>
          </table:table-cell>
          <table:table-cell table:style-name="ce6" office:value-type="date" office:date-value="2014-08-16" calcext:value-type="date">
            <text:p>16.08</text:p>
          </table:table-cell>
          <table:table-cell table:style-name="ce11" table:formula="of:=[.D10]+([.D10]-[.D9])/2" office:value-type="float" office:value="17257" calcext:value-type="float">
            <text:p>17257</text:p>
          </table:table-cell>
          <table:table-cell/>
        </table:table-row>
        <table:table-row table:style-name="ro1">
          <table:table-cell office:value-type="date" office:date-value="2014-08-17" calcext:value-type="date">
            <text:p>17.08</text:p>
          </table:table-cell>
          <table:table-cell office:value-type="float" office:value="17370" calcext:value-type="float">
            <text:p>17370</text:p>
          </table:table-cell>
          <table:table-cell table:style-name="ce6" office:value-type="date" office:date-value="2014-08-17" calcext:value-type="date">
            <text:p>17.08</text:p>
          </table:table-cell>
          <table:table-cell table:style-name="ce11" table:formula="of:=[.D11]+([.D11]-[.D10])/2" office:value-type="float" office:value="17370" calcext:value-type="float">
            <text:p>17370</text:p>
          </table:table-cell>
          <table:table-cell/>
        </table:table-row>
        <table:table-row table:style-name="ro1">
          <table:table-cell office:value-type="date" office:date-value="2014-08-18" calcext:value-type="date">
            <text:p>18.08</text:p>
          </table:table-cell>
          <table:table-cell office:value-type="float" office:value="17640" calcext:value-type="float">
            <text:p>17640</text:p>
          </table:table-cell>
          <table:table-cell table:style-name="ce6" office:value-type="date" office:date-value="2014-08-18" calcext:value-type="date">
            <text:p>18.08</text:p>
          </table:table-cell>
          <table:table-cell table:style-name="ce11" office:value-type="float" office:value="17640" calcext:value-type="float">
            <text:p>17640</text:p>
          </table:table-cell>
          <table:table-cell/>
        </table:table-row>
        <table:table-row table:style-name="ro1">
          <table:table-cell office:value-type="date" office:date-value="2014-08-19" calcext:value-type="date">
            <text:p>19.08</text:p>
          </table:table-cell>
          <table:table-cell office:value-type="float" office:value="17931" calcext:value-type="float">
            <text:p>17931</text:p>
          </table:table-cell>
          <table:table-cell table:style-name="ce6" office:value-type="date" office:date-value="2014-08-19" calcext:value-type="date">
            <text:p>19.08</text:p>
          </table:table-cell>
          <table:table-cell table:style-name="ce11" office:value-type="float" office:value="17931" calcext:value-type="float">
            <text:p>17931</text:p>
          </table:table-cell>
          <table:table-cell/>
        </table:table-row>
        <table:table-row table:style-name="ro1">
          <table:table-cell office:value-type="date" office:date-value="2014-08-20" calcext:value-type="date">
            <text:p>20.08</text:p>
          </table:table-cell>
          <table:table-cell office:value-type="float" office:value="18077" calcext:value-type="float">
            <text:p>18077</text:p>
          </table:table-cell>
          <table:table-cell table:style-name="ce6" office:value-type="date" office:date-value="2014-08-20" calcext:value-type="date">
            <text:p>20.08</text:p>
          </table:table-cell>
          <table:table-cell table:style-name="ce11" table:formula="of:=[.D14]+([.D14]-[.D13])/2" office:value-type="float" office:value="18076.5" calcext:value-type="float">
            <text:p>18077</text:p>
          </table:table-cell>
          <table:table-cell/>
        </table:table-row>
        <table:table-row table:style-name="ro1">
          <table:table-cell office:value-type="date" office:date-value="2014-08-21" calcext:value-type="date">
            <text:p>21.08</text:p>
          </table:table-cell>
          <table:table-cell office:value-type="float" office:value="18335" calcext:value-type="float">
            <text:p>18335</text:p>
          </table:table-cell>
          <table:table-cell table:style-name="ce6" office:value-type="date" office:date-value="2014-08-21" calcext:value-type="date">
            <text:p>21.08</text:p>
          </table:table-cell>
          <table:table-cell table:style-name="ce11" office:value-type="float" office:value="18335" calcext:value-type="float">
            <text:p>18335</text:p>
          </table:table-cell>
          <table:table-cell/>
        </table:table-row>
        <table:table-row table:style-name="ro1">
          <table:table-cell office:value-type="date" office:date-value="2014-08-22" calcext:value-type="date">
            <text:p>22.08</text:p>
          </table:table-cell>
          <table:table-cell office:value-type="float" office:value="18725" calcext:value-type="float">
            <text:p>18725</text:p>
          </table:table-cell>
          <table:table-cell table:style-name="ce6" office:value-type="date" office:date-value="2014-08-22" calcext:value-type="date">
            <text:p>22.08</text:p>
          </table:table-cell>
          <table:table-cell table:style-name="ce11" office:value-type="float" office:value="18725" calcext:value-type="float">
            <text:p>18725</text:p>
          </table:table-cell>
          <table:table-cell/>
        </table:table-row>
        <table:table-row table:style-name="ro1">
          <table:table-cell office:value-type="date" office:date-value="2014-08-23" calcext:value-type="date">
            <text:p>23.08</text:p>
          </table:table-cell>
          <table:table-cell office:value-type="float" office:value="19808" calcext:value-type="float">
            <text:p>19808</text:p>
          </table:table-cell>
          <table:table-cell table:style-name="ce6" office:value-type="date" office:date-value="2014-08-23" calcext:value-type="date">
            <text:p>23.08</text:p>
          </table:table-cell>
          <table:table-cell table:style-name="ce11" office:value-type="float" office:value="19808" calcext:value-type="float">
            <text:p>19808</text:p>
          </table:table-cell>
          <table:table-cell/>
        </table:table-row>
        <table:table-row table:style-name="ro1">
          <table:table-cell office:value-type="date" office:date-value="2014-08-24" calcext:value-type="date">
            <text:p>24.08</text:p>
          </table:table-cell>
          <table:table-cell office:value-type="float" office:value="20232" calcext:value-type="float">
            <text:p>20232</text:p>
          </table:table-cell>
          <table:table-cell table:style-name="ce6" office:value-type="date" office:date-value="2014-08-24" calcext:value-type="date">
            <text:p>24.08</text:p>
          </table:table-cell>
          <table:table-cell table:style-name="ce12" office:value-type="float" office:value="20232" calcext:value-type="float">
            <text:p>20232</text:p>
          </table:table-cell>
          <table:table-cell/>
        </table:table-row>
        <table:table-row table:style-name="ro1">
          <table:table-cell office:value-type="date" office:date-value="2014-08-25" calcext:value-type="date">
            <text:p>25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5" calcext:value-type="date">
            <text:p>25.08</text:p>
          </table:table-cell>
          <table:table-cell table:style-name="ce13" table:formula="of:=[.D19]+([.D19]-[.$D$9])/(ROWS([.$D$9:.D19]))" office:value-type="float" office:value="20564.0909090909" calcext:value-type="float">
            <text:p>20564</text:p>
          </table:table-cell>
          <table:table-cell/>
        </table:table-row>
        <table:table-row table:style-name="ro1">
          <table:table-cell office:value-type="date" office:date-value="2014-08-26" calcext:value-type="date">
            <text:p>26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6" calcext:value-type="date">
            <text:p>26.08</text:p>
          </table:table-cell>
          <table:table-cell table:style-name="ce13" table:formula="of:=[.D20]+([.D20]-[.$D$9])/ROWS([.$D$9:.D20])" office:value-type="float" office:value="20896.1818181818" calcext:value-type="float">
            <text:p>20896</text:p>
          </table:table-cell>
          <table:table-cell/>
        </table:table-row>
        <table:table-row table:style-name="ro1">
          <table:table-cell office:value-type="date" office:date-value="2014-08-27" calcext:value-type="date">
            <text:p>27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7" calcext:value-type="date">
            <text:p>27.08</text:p>
          </table:table-cell>
          <table:table-cell table:style-name="ce13" table:formula="of:=[.D21]+([.D21]-[.$D$9])/ROWS([.$D$9:.D21])" office:value-type="float" office:value="21228.2727272727" calcext:value-type="float">
            <text:p>21228</text:p>
          </table:table-cell>
          <table:table-cell/>
        </table:table-row>
        <table:table-row table:style-name="ro1">
          <table:table-cell office:value-type="date" office:date-value="2014-08-28" calcext:value-type="date">
            <text:p>28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8" calcext:value-type="date">
            <text:p>28.08</text:p>
          </table:table-cell>
          <table:table-cell table:style-name="ce13" table:formula="of:=[.D22]+([.D22]-[.$D$9])/ROWS([.$D$9:.D22])" office:value-type="float" office:value="21560.3636363636" calcext:value-type="float">
            <text:p>21560</text:p>
          </table:table-cell>
          <table:table-cell/>
        </table:table-row>
        <table:table-row table:style-name="ro1">
          <table:table-cell office:value-type="date" office:date-value="2014-08-29" calcext:value-type="date">
            <text:p>29.08</text:p>
          </table:table-cell>
          <table:table-cell office:value-type="float" office:value="21799" calcext:value-type="float">
            <text:p>21799</text:p>
          </table:table-cell>
          <table:table-cell table:style-name="ce6" office:value-type="date" office:date-value="2014-08-29" calcext:value-type="date">
            <text:p>29.08</text:p>
          </table:table-cell>
          <table:table-cell table:style-name="ce13" table:formula="of:=[.D23]+([.D23]-[.$D$9])/ROWS([.$D$9:.D23])" office:value-type="float" office:value="21892.4545454545" calcext:value-type="float">
            <text:p>21892</text:p>
          </table:table-cell>
          <table:table-cell/>
        </table:table-row>
        <table:table-row table:style-name="ro1">
          <table:table-cell office:value-type="date" office:date-value="2014-08-30" calcext:value-type="date">
            <text:p>30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0" calcext:value-type="date">
            <text:p>30.08</text:p>
          </table:table-cell>
          <table:table-cell table:style-name="ce13" table:formula="of:=[.D24]+([.D24]-[.$D$9])/ROWS([.$D$9:.D24])" office:value-type="float" office:value="22224.5454545454" calcext:value-type="float">
            <text:p>22225</text:p>
          </table:table-cell>
          <table:table-cell/>
        </table:table-row>
        <table:table-row table:style-name="ro1">
          <table:table-cell office:value-type="date" office:date-value="2014-08-31" calcext:value-type="date">
            <text:p>31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1" calcext:value-type="date">
            <text:p>31.08</text:p>
          </table:table-cell>
          <table:table-cell table:style-name="ce12" table:formula="of:=[.D25]+([.D25]-[.$D$9])/ROWS([.$D$9:.D25])" office:value-type="float" office:value="22556.6363636364" calcext:value-type="float">
            <text:p>22557</text:p>
          </table:table-cell>
          <table:table-cell/>
        </table:table-row>
        <table:table-row table:style-name="ro1">
          <table:table-cell office:value-type="date" office:date-value="2014-09-01" calcext:value-type="date">
            <text:p>01.09</text:p>
          </table:table-cell>
          <table:table-cell office:value-type="float" office:value="22117" calcext:value-type="float">
            <text:p>22117</text:p>
          </table:table-cell>
          <table:table-cell table:style-name="ce6" office:value-type="date" office:date-value="2014-09-01" calcext:value-type="date">
            <text:p>01.09</text:p>
          </table:table-cell>
          <table:table-cell table:style-name="ce13" table:formula="of:=[.D26]+([.D26]-[.$D$9])/ROWS([.$D$9:.D26])" office:value-type="float" office:value="22888.7272727273" calcext:value-type="float">
            <text:p>22889</text:p>
          </table:table-cell>
          <table:table-cell/>
        </table:table-row>
        <table:table-row table:style-name="ro1">
          <table:table-cell office:value-type="date" office:date-value="2014-09-02" calcext:value-type="date">
            <text:p>02.09</text:p>
          </table:table-cell>
          <table:table-cell office:value-type="float" office:value="22825" calcext:value-type="float">
            <text:p>22825</text:p>
          </table:table-cell>
          <table:table-cell table:style-name="ce6" office:value-type="date" office:date-value="2014-09-02" calcext:value-type="date">
            <text:p>02.09</text:p>
          </table:table-cell>
          <table:table-cell table:style-name="ce13" table:formula="of:=[.D27]+([.D27]-[.$D$9])/ROWS([.$D$9:.D27])" office:value-type="float" office:value="23220.8181818182" calcext:value-type="float">
            <text:p>23221</text:p>
          </table:table-cell>
          <table:table-cell/>
        </table:table-row>
        <table:table-row table:style-name="ro1">
          <table:table-cell office:value-type="date" office:date-value="2014-09-03" calcext:value-type="date">
            <text:p>03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3" calcext:value-type="date">
            <text:p>03.09</text:p>
          </table:table-cell>
          <table:table-cell table:style-name="ce13" table:formula="of:=[.D28]+([.D28]-[.$D$9])/ROWS([.$D$9:.D28])" office:value-type="float" office:value="23552.9090909091" calcext:value-type="float">
            <text:p>23553</text:p>
          </table:table-cell>
          <table:table-cell/>
        </table:table-row>
        <table:table-row table:style-name="ro1">
          <table:table-cell office:value-type="date" office:date-value="2014-09-04" calcext:value-type="date">
            <text:p>04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4" calcext:value-type="date">
            <text:p>04.09</text:p>
          </table:table-cell>
          <table:table-cell table:style-name="ce13" table:formula="of:=[.D29]+([.D29]-[.$D$9])/ROWS([.$D$9:.D29])" office:value-type="float" office:value="23885" calcext:value-type="float">
            <text:p>23885</text:p>
          </table:table-cell>
          <table:table-cell/>
        </table:table-row>
        <table:table-row table:style-name="ro1">
          <table:table-cell office:value-type="date" office:date-value="2014-09-05" calcext:value-type="date">
            <text:p>05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5" calcext:value-type="date">
            <text:p>05.09</text:p>
          </table:table-cell>
          <table:table-cell table:style-name="ce13" table:formula="of:=[.D30]+([.D30]-[.$D$9])/ROWS([.$D$9:.D30])" office:value-type="float" office:value="24217.0909090909" calcext:value-type="float">
            <text:p>24217</text:p>
          </table:table-cell>
          <table:table-cell/>
        </table:table-row>
        <table:table-row table:style-name="ro1">
          <table:table-cell office:value-type="date" office:date-value="2014-09-06" calcext:value-type="date">
            <text:p>06.09</text:p>
          </table:table-cell>
          <table:table-cell office:value-type="float" office:value="23950" calcext:value-type="float">
            <text:p>23950</text:p>
          </table:table-cell>
          <table:table-cell table:style-name="ce6" office:value-type="date" office:date-value="2014-09-06" calcext:value-type="date">
            <text:p>06.09</text:p>
          </table:table-cell>
          <table:table-cell table:style-name="ce13" table:formula="of:=[.D31]+([.D31]-[.$D$9])/ROWS([.$D$9:.D31])" office:value-type="float" office:value="24549.1818181818" calcext:value-type="float">
            <text:p>24549</text:p>
          </table:table-cell>
          <table:table-cell/>
        </table:table-row>
        <table:table-row table:style-name="ro1">
          <table:table-cell office:value-type="date" office:date-value="2014-09-07" calcext:value-type="date">
            <text:p>07.09</text:p>
          </table:table-cell>
          <table:table-cell office:value-type="float" office:value="24169" calcext:value-type="float">
            <text:p>24169</text:p>
          </table:table-cell>
          <table:table-cell table:style-name="ce6" office:value-type="date" office:date-value="2014-09-07" calcext:value-type="date">
            <text:p>07.09</text:p>
          </table:table-cell>
          <table:table-cell table:style-name="ce12" table:formula="of:=[.D32]+([.D32]-[.$D$9])/ROWS([.$D$9:.D32])" office:value-type="float" office:value="24881.2727272727" calcext:value-type="float">
            <text:p>24881</text:p>
          </table:table-cell>
          <table:table-cell/>
        </table:table-row>
        <table:table-row table:style-name="ro1">
          <table:table-cell office:value-type="date" office:date-value="2014-09-08" calcext:value-type="date">
            <text:p>08.09</text:p>
          </table:table-cell>
          <table:table-cell office:value-type="float" office:value="24528" calcext:value-type="float">
            <text:p>24528</text:p>
          </table:table-cell>
          <table:table-cell table:style-name="ce6" office:value-type="date" office:date-value="2014-09-08" calcext:value-type="date">
            <text:p>08.09</text:p>
          </table:table-cell>
          <table:table-cell table:style-name="ce13" table:formula="of:=[.D33]+([.D33]-[.$D$9])/ROWS([.$D$9:.D33])" office:value-type="float" office:value="25213.3636363636" calcext:value-type="float">
            <text:p>25213</text:p>
          </table:table-cell>
          <table:table-cell/>
        </table:table-row>
        <table:table-row table:style-name="ro1">
          <table:table-cell office:value-type="date" office:date-value="2014-09-09" calcext:value-type="date">
            <text:p>09.09</text:p>
          </table:table-cell>
          <table:table-cell office:value-type="float" office:value="25140" calcext:value-type="float">
            <text:p>25140</text:p>
          </table:table-cell>
          <table:table-cell table:style-name="ce6" office:value-type="date" office:date-value="2014-09-09" calcext:value-type="date">
            <text:p>09.09</text:p>
          </table:table-cell>
          <table:table-cell table:style-name="ce13" table:formula="of:=[.D34]+([.D34]-[.$D$9])/ROWS([.$D$9:.D34])" office:value-type="float" office:value="25545.4545454545" calcext:value-type="float">
            <text:p>25545</text:p>
          </table:table-cell>
          <table:table-cell/>
        </table:table-row>
        <table:table-row table:style-name="ro1">
          <table:table-cell office:value-type="date" office:date-value="2014-09-10" calcext:value-type="date">
            <text:p>10.09</text:p>
          </table:table-cell>
          <table:table-cell office:value-type="float" office:value="25850" calcext:value-type="float">
            <text:p>25850</text:p>
          </table:table-cell>
          <table:table-cell table:style-name="ce6" office:value-type="date" office:date-value="2014-09-10" calcext:value-type="date">
            <text:p>10.09</text:p>
          </table:table-cell>
          <table:table-cell table:style-name="ce13" table:formula="of:=[.D35]+([.D35]-[.$D$9])/ROWS([.$D$9:.D35])" office:value-type="float" office:value="25877.5454545454" calcext:value-type="float">
            <text:p>25878</text:p>
          </table:table-cell>
          <table:table-cell/>
        </table:table-row>
        <table:table-row table:style-name="ro1">
          <table:table-cell office:value-type="date" office:date-value="2014-09-11" calcext:value-type="date">
            <text:p>11.09</text:p>
          </table:table-cell>
          <table:table-cell office:value-type="float" office:value="27100" calcext:value-type="float">
            <text:p>27100</text:p>
          </table:table-cell>
          <table:table-cell table:style-name="ce6" office:value-type="date" office:date-value="2014-09-11" calcext:value-type="date">
            <text:p>11.09</text:p>
          </table:table-cell>
          <table:table-cell table:style-name="ce13" table:formula="of:=[.D36]+([.D36]-[.$D$9])/ROWS([.$D$9:.D36])" office:value-type="float" office:value="26209.6363636363" calcext:value-type="float">
            <text:p>26210</text:p>
          </table:table-cell>
          <table:table-cell/>
        </table:table-row>
        <table:table-row table:style-name="ro1">
          <table:table-cell office:value-type="date" office:date-value="2014-09-12" calcext:value-type="date">
            <text:p>12.09</text:p>
          </table:table-cell>
          <table:table-cell office:value-type="float" office:value="27131" calcext:value-type="float">
            <text:p>27131</text:p>
          </table:table-cell>
          <table:table-cell table:style-name="ce6" office:value-type="date" office:date-value="2014-09-12" calcext:value-type="date">
            <text:p>12.09</text:p>
          </table:table-cell>
          <table:table-cell table:style-name="ce13" table:formula="of:=[.D37]+([.D37]-[.$D$9])/ROWS([.$D$9:.D37])" office:value-type="float" office:value="26541.7272727273" calcext:value-type="float">
            <text:p>26542</text:p>
          </table:table-cell>
          <table:table-cell/>
        </table:table-row>
        <table:table-row table:style-name="ro1">
          <table:table-cell office:value-type="date" office:date-value="2014-09-13" calcext:value-type="date">
            <text:p>13.09</text:p>
          </table:table-cell>
          <table:table-cell office:value-type="float" office:value="27131" calcext:value-type="float">
            <text:p>27131</text:p>
          </table:table-cell>
          <table:table-cell table:style-name="ce6" office:value-type="date" office:date-value="2014-09-13" calcext:value-type="date">
            <text:p>13.09</text:p>
          </table:table-cell>
          <table:table-cell table:style-name="ce13" table:formula="of:=[.D38]+([.D38]-[.$D$9])/ROWS([.$D$9:.D38])" office:value-type="float" office:value="26873.8181818182" calcext:value-type="float">
            <text:p>26874</text:p>
          </table:table-cell>
          <table:table-cell/>
        </table:table-row>
        <table:table-row table:style-name="ro1">
          <table:table-cell office:value-type="date" office:date-value="2014-09-14" calcext:value-type="date">
            <text:p>14.09</text:p>
          </table:table-cell>
          <table:table-cell office:value-type="float" office:value="28120" calcext:value-type="float">
            <text:p>28120</text:p>
          </table:table-cell>
          <table:table-cell table:style-name="ce6" office:value-type="date" office:date-value="2014-09-14" calcext:value-type="date">
            <text:p>14.09</text:p>
          </table:table-cell>
          <table:table-cell table:style-name="ce12" table:formula="of:=[.D39]+([.D39]-[.$D$9])/ROWS([.$D$9:.D39])" office:value-type="float" office:value="27205.9090909091" calcext:value-type="float">
            <text:p>27206</text:p>
          </table:table-cell>
          <table:table-cell/>
        </table:table-row>
        <table:table-row table:style-name="ro1">
          <table:table-cell office:value-type="date" office:date-value="2014-09-15" calcext:value-type="date">
            <text:p>15.09</text:p>
          </table:table-cell>
          <table:table-cell office:value-type="float" office:value="28950" calcext:value-type="float">
            <text:p>28950</text:p>
          </table:table-cell>
          <table:table-cell table:style-name="ce6" office:value-type="date" office:date-value="2014-09-15" calcext:value-type="date">
            <text:p>15.09</text:p>
          </table:table-cell>
          <table:table-cell table:style-name="ce13" table:formula="of:=[.D40]+([.D40]-[.$D$9])/ROWS([.$D$9:.D40])" office:value-type="float" office:value="27538" calcext:value-type="float">
            <text:p>27538</text:p>
          </table:table-cell>
          <table:table-cell/>
        </table:table-row>
        <table:table-row table:style-name="ro1">
          <table:table-cell office:value-type="date" office:date-value="2014-09-16" calcext:value-type="date">
            <text:p>16.09</text:p>
          </table:table-cell>
          <table:table-cell office:value-type="float" office:value="30050" calcext:value-type="float">
            <text:p>30050</text:p>
          </table:table-cell>
          <table:table-cell table:style-name="ce6" office:value-type="date" office:date-value="2014-09-16" calcext:value-type="date">
            <text:p>16.09</text:p>
          </table:table-cell>
          <table:table-cell table:style-name="ce13" table:formula="of:=[.D41]+([.D41]-[.$D$9])/ROWS([.$D$9:.D41])" office:value-type="float" office:value="27870.0909090909" calcext:value-type="float">
            <text:p>27870</text:p>
          </table:table-cell>
          <table:table-cell/>
        </table:table-row>
        <table:table-row table:style-name="ro1">
          <table:table-cell office:value-type="date" office:date-value="2014-09-17" calcext:value-type="date">
            <text:p>17.09</text:p>
          </table:table-cell>
          <table:table-cell office:value-type="float" office:value="30300" calcext:value-type="float">
            <text:p>30300</text:p>
          </table:table-cell>
          <table:table-cell table:style-name="ce6" office:value-type="date" office:date-value="2014-09-17" calcext:value-type="date">
            <text:p>17.09</text:p>
          </table:table-cell>
          <table:table-cell table:style-name="ce13" table:formula="of:=[.D42]+([.D42]-[.$D$9])/ROWS([.$D$9:.D42])" office:value-type="float" office:value="28202.1818181818" calcext:value-type="float">
            <text:p>28202</text:p>
          </table:table-cell>
          <table:table-cell/>
        </table:table-row>
        <table:table-row table:style-name="ro1">
          <table:table-cell office:value-type="date" office:date-value="2014-09-18" calcext:value-type="date">
            <text:p>18.09</text:p>
          </table:table-cell>
          <table:table-cell office:value-type="float" office:value="30788" calcext:value-type="float">
            <text:p>30788</text:p>
          </table:table-cell>
          <table:table-cell table:style-name="ce6" office:value-type="date" office:date-value="2014-09-18" calcext:value-type="date">
            <text:p>18.09</text:p>
          </table:table-cell>
          <table:table-cell table:style-name="ce13" table:formula="of:=[.D43]+([.D43]-[.$D$9])/ROWS([.$D$9:.D43])" office:value-type="float" office:value="28534.2727272727" calcext:value-type="float">
            <text:p>28534</text:p>
          </table:table-cell>
          <table:table-cell/>
        </table:table-row>
        <table:table-row table:style-name="ro1">
          <table:table-cell office:value-type="date" office:date-value="2014-09-19" calcext:value-type="date">
            <text:p>19.09</text:p>
          </table:table-cell>
          <table:table-cell office:value-type="float" office:value="31100" calcext:value-type="float">
            <text:p>31100</text:p>
          </table:table-cell>
          <table:table-cell table:style-name="ce6" office:value-type="date" office:date-value="2014-09-19" calcext:value-type="date">
            <text:p>19.09</text:p>
          </table:table-cell>
          <table:table-cell table:style-name="ce13" table:formula="of:=[.D44]+([.D44]-[.$D$9])/ROWS([.$D$9:.D44])" office:value-type="float" office:value="28866.3636363636" calcext:value-type="float">
            <text:p>28866</text:p>
          </table:table-cell>
          <table:table-cell/>
        </table:table-row>
        <table:table-row table:style-name="ro1">
          <table:table-cell office:value-type="date" office:date-value="2014-09-20" calcext:value-type="date">
            <text:p>20.09</text:p>
          </table:table-cell>
          <table:table-cell office:value-type="float" office:value="31800" calcext:value-type="float">
            <text:p>31800</text:p>
          </table:table-cell>
          <table:table-cell table:style-name="ce6" office:value-type="date" office:date-value="2014-09-20" calcext:value-type="date">
            <text:p>20.09</text:p>
          </table:table-cell>
          <table:table-cell table:style-name="ce13" table:formula="of:=[.D45]+([.D45]-[.$D$9])/ROWS([.$D$9:.D45])" office:value-type="float" office:value="29198.4545454545" calcext:value-type="float">
            <text:p>29198</text:p>
          </table:table-cell>
          <table:table-cell/>
        </table:table-row>
        <table:table-row table:style-name="ro1">
          <table:table-cell table:style-name="ce2" office:value-type="date" office:date-value="2014-09-21" calcext:value-type="date">
            <text:p>21.09</text:p>
          </table:table-cell>
          <table:table-cell table:style-name="ce4" office:value-type="float" office:value="32500" calcext:value-type="float">
            <text:p>32500</text:p>
          </table:table-cell>
          <table:table-cell table:style-name="ce6" office:value-type="date" office:date-value="2014-09-21" calcext:value-type="date">
            <text:p>21.09</text:p>
          </table:table-cell>
          <table:table-cell table:style-name="ce12" table:formula="of:=[.D46]+([.D46]-[.$D$9])/ROWS([.$D$9:.D46])" office:value-type="float" office:value="29530.5454545454" calcext:value-type="float">
            <text:p>29531</text:p>
          </table:table-cell>
          <table:table-cell/>
        </table:table-row>
        <table:table-row table:style-name="ro1">
          <table:table-cell office:value-type="date" office:date-value="2014-09-22" calcext:value-type="date">
            <text:p>22.09</text:p>
          </table:table-cell>
          <table:table-cell office:value-type="float" office:value="33000" calcext:value-type="float">
            <text:p>33000</text:p>
          </table:table-cell>
          <table:table-cell table:style-name="ce6" office:value-type="date" office:date-value="2014-09-22" calcext:value-type="date">
            <text:p>22.09</text:p>
          </table:table-cell>
          <table:table-cell table:style-name="ce13" table:formula="of:=[.D47]+([.D47]-[.$D$9])/ROWS([.$D$9:.D47])" office:value-type="float" office:value="29862.6363636363" calcext:value-type="float">
            <text:p>29863</text:p>
          </table:table-cell>
          <table:table-cell/>
        </table:table-row>
        <table:table-row table:style-name="ro1">
          <table:table-cell office:value-type="date" office:date-value="2014-09-23" calcext:value-type="date">
            <text:p>23.09</text:p>
          </table:table-cell>
          <table:table-cell office:value-type="float" office:value="33300" calcext:value-type="float">
            <text:p>33300</text:p>
          </table:table-cell>
          <table:table-cell table:style-name="ce6" office:value-type="date" office:date-value="2014-09-23" calcext:value-type="date">
            <text:p>23.09</text:p>
          </table:table-cell>
          <table:table-cell table:style-name="ce13" table:formula="of:=[.D48]+([.D48]-[.$D$9])/ROWS([.$D$9:.D48])" office:value-type="float" office:value="30194.7272727272" calcext:value-type="float">
            <text:p>30195</text:p>
          </table:table-cell>
          <table:table-cell/>
        </table:table-row>
        <table:table-row table:style-name="ro1">
          <table:table-cell office:value-type="date" office:date-value="2014-09-24" calcext:value-type="date">
            <text:p>24.09</text:p>
          </table:table-cell>
          <table:table-cell office:value-type="float" office:value="35000" calcext:value-type="float">
            <text:p>35000</text:p>
          </table:table-cell>
          <table:table-cell table:style-name="ce6" office:value-type="date" office:date-value="2014-09-24" calcext:value-type="date">
            <text:p>24.09</text:p>
          </table:table-cell>
          <table:table-cell table:style-name="ce13" table:formula="of:=[.D49]+([.D49]-[.$D$9])/ROWS([.$D$9:.D49])" office:value-type="float" office:value="30526.8181818181" calcext:value-type="float">
            <text:p>30527</text:p>
          </table:table-cell>
          <table:table-cell/>
        </table:table-row>
        <table:table-row table:style-name="ro1">
          <table:table-cell office:value-type="date" office:date-value="2014-09-25" calcext:value-type="date">
            <text:p>25.09</text:p>
          </table:table-cell>
          <table:table-cell office:value-type="float" office:value="37400" calcext:value-type="float">
            <text:p>37400</text:p>
          </table:table-cell>
          <table:table-cell table:style-name="ce6" office:value-type="date" office:date-value="2014-09-25" calcext:value-type="date">
            <text:p>25.09</text:p>
          </table:table-cell>
          <table:table-cell table:style-name="ce13" table:formula="of:=[.D50]+([.D50]-[.$D$9])/ROWS([.$D$9:.D50])" office:value-type="float" office:value="30858.9090909091" calcext:value-type="float">
            <text:p>30859</text:p>
          </table:table-cell>
          <table:table-cell/>
        </table:table-row>
        <table:table-row table:style-name="ro1">
          <table:table-cell office:value-type="date" office:date-value="2014-09-26" calcext:value-type="date">
            <text:p>26.09</text:p>
          </table:table-cell>
          <table:table-cell office:value-type="float" office:value="39074" calcext:value-type="float">
            <text:p>39074</text:p>
          </table:table-cell>
          <table:table-cell table:style-name="ce6" office:value-type="date" office:date-value="2014-09-26" calcext:value-type="date">
            <text:p>26.09</text:p>
          </table:table-cell>
          <table:table-cell table:style-name="ce13" table:formula="of:=[.D51]+([.D51]-[.$D$9])/ROWS([.$D$9:.D51])" office:value-type="float" office:value="31191" calcext:value-type="float">
            <text:p>31191</text:p>
          </table:table-cell>
          <table:table-cell/>
        </table:table-row>
        <table:table-row table:style-name="ro1">
          <table:table-cell office:value-type="date" office:date-value="2014-09-27" calcext:value-type="date">
            <text:p>27.09</text:p>
          </table:table-cell>
          <table:table-cell office:value-type="float" office:value="39074" calcext:value-type="float">
            <text:p>39074</text:p>
          </table:table-cell>
          <table:table-cell table:style-name="ce6" office:value-type="date" office:date-value="2014-09-27" calcext:value-type="date">
            <text:p>27.09</text:p>
          </table:table-cell>
          <table:table-cell table:style-name="ce13" table:formula="of:=[.D52]+([.D52]-[.$D$9])/ROWS([.$D$9:.D52])" office:value-type="float" office:value="31523.0909090909" calcext:value-type="float">
            <text:p>31523</text:p>
          </table:table-cell>
          <table:table-cell/>
        </table:table-row>
        <table:table-row table:style-name="ro1">
          <table:table-cell office:value-type="date" office:date-value="2014-09-28" calcext:value-type="date">
            <text:p>28.09</text:p>
          </table:table-cell>
          <table:table-cell office:value-type="float" office:value="39100" calcext:value-type="float">
            <text:p>39100</text:p>
          </table:table-cell>
          <table:table-cell table:style-name="ce6" office:value-type="date" office:date-value="2014-09-28" calcext:value-type="date">
            <text:p>28.09</text:p>
          </table:table-cell>
          <table:table-cell table:style-name="ce12" table:formula="of:=[.D53]+([.D53]-[.$D$9])/ROWS([.$D$9:.D53])" office:value-type="float" office:value="31855.1818181818" calcext:value-type="float">
            <text:p>31855</text:p>
          </table:table-cell>
          <table:table-cell/>
        </table:table-row>
        <table:table-row table:style-name="ro1">
          <table:table-cell office:value-type="date" office:date-value="2014-09-29" calcext:value-type="date">
            <text:p>29.09</text:p>
          </table:table-cell>
          <table:table-cell office:value-type="float" office:value="39200" calcext:value-type="float">
            <text:p>39200</text:p>
          </table:table-cell>
          <table:table-cell table:style-name="ce6" office:value-type="date" office:date-value="2014-09-29" calcext:value-type="date">
            <text:p>29.09</text:p>
          </table:table-cell>
          <table:table-cell table:style-name="ce13" table:formula="of:=[.D54]+([.D54]-[.$D$9])/ROWS([.$D$9:.D54])" office:value-type="float" office:value="32187.2727272727" calcext:value-type="float">
            <text:p>32187</text:p>
          </table:table-cell>
          <table:table-cell/>
        </table:table-row>
        <table:table-row table:style-name="ro1">
          <table:table-cell office:value-type="date" office:date-value="2014-09-30" calcext:value-type="date">
            <text:p>30.09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09-30" calcext:value-type="date">
            <text:p>30.09</text:p>
          </table:table-cell>
          <table:table-cell table:style-name="ce13" table:formula="of:=[.D55]+([.D55]-[.$D$9])/ROWS([.$D$9:.D55])" office:value-type="float" office:value="32519.3636363636" calcext:value-type="float">
            <text:p>32519</text:p>
          </table:table-cell>
          <table:table-cell/>
        </table:table-row>
        <table:table-row table:style-name="ro1">
          <table:table-cell office:value-type="date" office:date-value="2014-10-01" calcext:value-type="date">
            <text:p>01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1" calcext:value-type="date">
            <text:p>01.10</text:p>
          </table:table-cell>
          <table:table-cell table:style-name="ce13" table:formula="of:=[.D56]+([.D56]-[.$D$9])/ROWS([.$D$9:.D56])" office:value-type="float" office:value="32851.4545454545" calcext:value-type="float">
            <text:p>32851</text:p>
          </table:table-cell>
          <table:table-cell/>
        </table:table-row>
        <table:table-row table:style-name="ro1">
          <table:table-cell office:value-type="date" office:date-value="2014-10-02" calcext:value-type="date">
            <text:p>02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2" calcext:value-type="date">
            <text:p>02.10</text:p>
          </table:table-cell>
          <table:table-cell table:style-name="ce13" table:formula="of:=[.D57]+([.D57]-[.$D$9])/ROWS([.$D$9:.D57])" office:value-type="float" office:value="33183.5454545454" calcext:value-type="float">
            <text:p>33184</text:p>
          </table:table-cell>
          <table:table-cell/>
        </table:table-row>
        <table:table-row table:style-name="ro1">
          <table:table-cell office:value-type="date" office:date-value="2014-10-03" calcext:value-type="date">
            <text:p>03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3" calcext:value-type="date">
            <text:p>03.10</text:p>
          </table:table-cell>
          <table:table-cell table:style-name="ce13" table:formula="of:=[.D58]+([.D58]-[.$D$9])/ROWS([.$D$9:.D58])" office:value-type="float" office:value="33515.6363636363" calcext:value-type="float">
            <text:p>33516</text:p>
          </table:table-cell>
          <table:table-cell/>
        </table:table-row>
        <table:table-row table:style-name="ro1">
          <table:table-cell office:value-type="date" office:date-value="2014-10-04" calcext:value-type="date">
            <text:p>04.10</text:p>
          </table:table-cell>
          <table:table-cell office:value-type="float" office:value="40500" calcext:value-type="float">
            <text:p>40500</text:p>
          </table:table-cell>
          <table:table-cell table:style-name="ce6" office:value-type="date" office:date-value="2014-10-04" calcext:value-type="date">
            <text:p>04.10</text:p>
          </table:table-cell>
          <table:table-cell table:style-name="ce13" table:formula="of:=[.D59]+([.D59]-[.$D$9])/ROWS([.$D$9:.D59])" office:value-type="float" office:value="33847.7272727272" calcext:value-type="float">
            <text:p>33848</text:p>
          </table:table-cell>
          <table:table-cell/>
        </table:table-row>
        <table:table-row table:style-name="ro1">
          <table:table-cell office:value-type="date" office:date-value="2014-10-05" calcext:value-type="date">
            <text:p>05.10</text:p>
          </table:table-cell>
          <table:table-cell office:value-type="float" office:value="40600" calcext:value-type="float">
            <text:p>40600</text:p>
          </table:table-cell>
          <table:table-cell table:style-name="ce6" office:value-type="date" office:date-value="2014-10-05" calcext:value-type="date">
            <text:p>05.10</text:p>
          </table:table-cell>
          <table:table-cell table:style-name="ce13" table:formula="of:=[.D60]+([.D60]-[.$D$9])/ROWS([.$D$9:.D60])" office:value-type="float" office:value="34179.8181818182" calcext:value-type="float">
            <text:p>34180</text:p>
          </table:table-cell>
          <table:table-cell/>
        </table:table-row>
        <table:table-row table:style-name="ro1">
          <table:table-cell office:value-type="date" office:date-value="2014-10-06" calcext:value-type="date">
            <text:p>06.10</text:p>
          </table:table-cell>
          <table:table-cell office:value-type="float" office:value="42850" calcext:value-type="float">
            <text:p>42850</text:p>
          </table:table-cell>
          <table:table-cell table:style-name="ce6" office:value-type="date" office:date-value="2014-10-06" calcext:value-type="date">
            <text:p>06.10</text:p>
          </table:table-cell>
          <table:table-cell table:style-name="ce13" table:formula="of:=[.D61]+([.D61]-[.$D$9])/ROWS([.$D$9:.D61])" office:value-type="float" office:value="34511.9090909091" calcext:value-type="float">
            <text:p>34512</text:p>
          </table:table-cell>
          <table:table-cell/>
        </table:table-row>
        <table:table-row table:style-name="ro1">
          <table:table-cell office:value-type="date" office:date-value="2014-10-07" calcext:value-type="date">
            <text:p>07.10</text:p>
          </table:table-cell>
          <table:table-cell office:value-type="float" office:value="44700" calcext:value-type="float">
            <text:p>44700</text:p>
          </table:table-cell>
          <table:table-cell table:style-name="ce6" office:value-type="date" office:date-value="2014-10-07" calcext:value-type="date">
            <text:p>07.10</text:p>
          </table:table-cell>
          <table:table-cell table:style-name="ce13" table:formula="of:=[.D62]+([.D62]-[.$D$9])/ROWS([.$D$9:.D62])" office:value-type="float" office:value="34844" calcext:value-type="float">
            <text:p>34844</text:p>
          </table:table-cell>
          <table:table-cell/>
        </table:table-row>
        <table:table-row table:style-name="ro1">
          <table:table-cell office:value-type="date" office:date-value="2014-10-08" calcext:value-type="date">
            <text:p>08.10</text:p>
          </table:table-cell>
          <table:table-cell office:value-type="float" office:value="45600" calcext:value-type="float">
            <text:p>45600</text:p>
          </table:table-cell>
          <table:table-cell table:style-name="ce6" office:value-type="date" office:date-value="2014-10-08" calcext:value-type="date">
            <text:p>08.10</text:p>
          </table:table-cell>
          <table:table-cell table:style-name="ce13" table:formula="of:=[.D63]+([.D63]-[.$D$9])/ROWS([.$D$9:.D63])" office:value-type="float" office:value="35176.0909090909" calcext:value-type="float">
            <text:p>35176</text:p>
          </table:table-cell>
          <table:table-cell table:style-name="ce15" table:formula="of:=[.D46]-[.D45]" office:value-type="float" office:value="332.090909090901" calcext:value-type="float">
            <text:p>332</text:p>
          </table:table-cell>
        </table:table-row>
        <table:table-row table:style-name="ro1">
          <table:table-cell office:value-type="date" office:date-value="2014-10-09" calcext:value-type="date">
            <text:p>09.10</text:p>
          </table:table-cell>
          <table:table-cell office:value-type="float" office:value="45960" calcext:value-type="float">
            <text:p>45960</text:p>
          </table:table-cell>
          <table:table-cell table:style-name="ce6" office:value-type="date" office:date-value="2014-10-09" calcext:value-type="date">
            <text:p>09.10</text:p>
          </table:table-cell>
          <table:table-cell table:style-name="ce13" table:formula="of:=[.D64]+([.D64]-[.$D$9])/ROWS([.$D$9:.D64])" office:value-type="float" office:value="35508.1818181818" calcext:value-type="float">
            <text:p>35508</text:p>
          </table:table-cell>
          <table:table-cell/>
        </table:table-row>
        <table:table-row table:style-name="ro1">
          <table:table-cell office:value-type="date" office:date-value="2014-10-10" calcext:value-type="date">
            <text:p>10.10</text:p>
          </table:table-cell>
          <table:table-cell office:value-type="float" office:value="46100" calcext:value-type="float">
            <text:p>46100</text:p>
          </table:table-cell>
          <table:table-cell table:style-name="ce6" office:value-type="date" office:date-value="2014-10-10" calcext:value-type="date">
            <text:p>10.10</text:p>
          </table:table-cell>
          <table:table-cell table:style-name="ce13" table:formula="of:=[.D65]+([.D65]-[.$D$9])/ROWS([.$D$9:.D65])" office:value-type="float" office:value="35840.2727272727" calcext:value-type="float">
            <text:p>35840</text:p>
          </table:table-cell>
          <table:table-cell/>
        </table:table-row>
        <table:table-row table:style-name="ro1">
          <table:table-cell office:value-type="date" office:date-value="2014-10-11" calcext:value-type="date">
            <text:p>11.10</text:p>
          </table:table-cell>
          <table:table-cell office:value-type="float" office:value="46400" calcext:value-type="float">
            <text:p>46400</text:p>
          </table:table-cell>
          <table:table-cell table:style-name="ce6" office:value-type="date" office:date-value="2014-10-11" calcext:value-type="date">
            <text:p>11.10</text:p>
          </table:table-cell>
          <table:table-cell table:style-name="ce13" table:formula="of:=[.D66]+([.D66]-[.$D$9])/ROWS([.$D$9:.D66])" office:value-type="float" office:value="36172.3636363636" calcext:value-type="float">
            <text:p>36172</text:p>
          </table:table-cell>
          <table:table-cell/>
        </table:table-row>
        <table:table-row table:style-name="ro1">
          <table:table-cell office:value-type="date" office:date-value="2014-10-12" calcext:value-type="date">
            <text:p>12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2" calcext:value-type="date">
            <text:p>12.10</text:p>
          </table:table-cell>
          <table:table-cell table:style-name="ce13" table:formula="of:=[.D67]+([.D67]-[.$D$9])/ROWS([.$D$9:.D67])" office:value-type="float" office:value="36504.4545454545" calcext:value-type="float">
            <text:p>36504</text:p>
          </table:table-cell>
          <table:table-cell/>
        </table:table-row>
        <table:table-row table:style-name="ro1">
          <table:table-cell office:value-type="date" office:date-value="2014-10-13" calcext:value-type="date">
            <text:p>13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3" calcext:value-type="date">
            <text:p>13.10</text:p>
          </table:table-cell>
          <table:table-cell table:style-name="ce13" table:formula="of:=[.D68]+([.D68]-[.$D$9])/ROWS([.$D$9:.D68])" office:value-type="float" office:value="36836.5454545454" calcext:value-type="float">
            <text:p>36837</text:p>
          </table:table-cell>
          <table:table-cell/>
        </table:table-row>
        <table:table-row table:style-name="ro1">
          <table:table-cell office:value-type="date" office:date-value="2014-10-14" calcext:value-type="date">
            <text:p>14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4" calcext:value-type="date">
            <text:p>14.10</text:p>
          </table:table-cell>
          <table:table-cell table:style-name="ce13" table:formula="of:=[.D69]+([.D69]-[.$D$9])/ROWS([.$D$9:.D69])" office:value-type="float" office:value="37168.6363636364" calcext:value-type="float">
            <text:p>37169</text:p>
          </table:table-cell>
          <table:table-cell/>
        </table:table-row>
        <table:table-row table:style-name="ro1">
          <table:table-cell office:value-type="date" office:date-value="2014-10-15" calcext:value-type="date">
            <text:p>15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5" calcext:value-type="date">
            <text:p>15.10</text:p>
          </table:table-cell>
          <table:table-cell table:style-name="ce13" table:formula="of:=[.D70]+([.D70]-[.$D$9])/ROWS([.$D$9:.D70])" office:value-type="float" office:value="37500.7272727273" calcext:value-type="float">
            <text:p>37501</text:p>
          </table:table-cell>
          <table:table-cell/>
        </table:table-row>
        <table:table-row table:style-name="ro1">
          <table:table-cell office:value-type="date" office:date-value="2014-10-16" calcext:value-type="date">
            <text:p>16.10</text:p>
          </table:table-cell>
          <table:table-cell office:value-type="float" office:value="47500" calcext:value-type="float">
            <text:p>47500</text:p>
          </table:table-cell>
          <table:table-cell table:style-name="ce6" office:value-type="date" office:date-value="2014-10-16" calcext:value-type="date">
            <text:p>16.10</text:p>
          </table:table-cell>
          <table:table-cell table:style-name="ce13" table:formula="of:=[.D71]+([.D71]-[.$D$9])/ROWS([.$D$9:.D71])" office:value-type="float" office:value="37832.8181818182" calcext:value-type="float">
            <text:p>37833</text:p>
          </table:table-cell>
          <table:table-cell/>
        </table:table-row>
        <table:table-row table:style-name="ro1">
          <table:table-cell office:value-type="date" office:date-value="2014-10-17" calcext:value-type="date">
            <text:p>17.10</text:p>
          </table:table-cell>
          <table:table-cell office:value-type="float" office:value="48000" calcext:value-type="float">
            <text:p>48000</text:p>
          </table:table-cell>
          <table:table-cell table:style-name="ce6" office:value-type="date" office:date-value="2014-10-17" calcext:value-type="date">
            <text:p>17.10</text:p>
          </table:table-cell>
          <table:table-cell table:style-name="ce13" table:formula="of:=[.D72]+([.D72]-[.$D$9])/ROWS([.$D$9:.D72])" office:value-type="float" office:value="38164.9090909091" calcext:value-type="float">
            <text:p>38165</text:p>
          </table:table-cell>
          <table:table-cell/>
        </table:table-row>
        <table:table-row table:style-name="ro1">
          <table:table-cell office:value-type="date" office:date-value="2014-10-18" calcext:value-type="date">
            <text:p>18.10</text:p>
          </table:table-cell>
          <table:table-cell office:value-type="float" office:value="48800" calcext:value-type="float">
            <text:p>48800</text:p>
          </table:table-cell>
          <table:table-cell table:style-name="ce6" office:value-type="date" office:date-value="2014-10-18" calcext:value-type="date">
            <text:p>18.10</text:p>
          </table:table-cell>
          <table:table-cell table:style-name="ce13" table:formula="of:=[.D73]+([.D73]-[.$D$9])/ROWS([.$D$9:.D73])" office:value-type="float" office:value="38497" calcext:value-type="float">
            <text:p>38497</text:p>
          </table:table-cell>
          <table:table-cell/>
        </table:table-row>
        <table:table-row table:style-name="ro1">
          <table:table-cell office:value-type="date" office:date-value="2014-10-19" calcext:value-type="date">
            <text:p>19.10</text:p>
          </table:table-cell>
          <table:table-cell office:value-type="float" office:value="48260" calcext:value-type="float">
            <text:p>48260</text:p>
          </table:table-cell>
          <table:table-cell table:style-name="ce6" office:value-type="date" office:date-value="2014-10-19" calcext:value-type="date">
            <text:p>19.10</text:p>
          </table:table-cell>
          <table:table-cell table:style-name="ce13" table:formula="of:=[.D74]+([.D74]-[.$D$9])/ROWS([.$D$9:.D74])" office:value-type="float" office:value="38829.0909090909" calcext:value-type="float">
            <text:p>38829</text:p>
          </table:table-cell>
          <table:table-cell/>
        </table:table-row>
        <table:table-row table:style-name="ro1">
          <table:table-cell office:value-type="date" office:date-value="2014-10-20" calcext:value-type="date">
            <text:p>20.10</text:p>
          </table:table-cell>
          <table:table-cell office:value-type="float" office:value="48480" calcext:value-type="float">
            <text:p>48480</text:p>
          </table:table-cell>
          <table:table-cell table:style-name="ce6" office:value-type="date" office:date-value="2014-10-20" calcext:value-type="date">
            <text:p>20.10</text:p>
          </table:table-cell>
          <table:table-cell table:style-name="ce13" table:formula="of:=[.D75]+([.D75]-[.$D$9])/ROWS([.$D$9:.D75])" office:value-type="float" office:value="39161.1818181818" calcext:value-type="float">
            <text:p>39161</text:p>
          </table:table-cell>
          <table:table-cell/>
        </table:table-row>
        <table:table-row table:style-name="ro1">
          <table:table-cell office:value-type="date" office:date-value="2014-10-21" calcext:value-type="date">
            <text:p>21.10</text:p>
          </table:table-cell>
          <table:table-cell/>
          <table:table-cell table:style-name="ce6" office:value-type="date" office:date-value="2014-10-21" calcext:value-type="date">
            <text:p>21.10</text:p>
          </table:table-cell>
          <table:table-cell table:style-name="ce13" table:formula="of:=[.D76]+([.D76]-[.$D$9])/ROWS([.$D$9:.D76])" office:value-type="float" office:value="39493.2727272727" calcext:value-type="float">
            <text:p>39493</text:p>
          </table:table-cell>
          <table:table-cell/>
        </table:table-row>
        <table:table-row table:style-name="ro1">
          <table:table-cell office:value-type="date" office:date-value="2014-10-22" calcext:value-type="date">
            <text:p>22.10</text:p>
          </table:table-cell>
          <table:table-cell/>
          <table:table-cell table:style-name="ce6" office:value-type="date" office:date-value="2014-10-22" calcext:value-type="date">
            <text:p>22.10</text:p>
          </table:table-cell>
          <table:table-cell table:style-name="ce13" table:formula="of:=[.D77]+([.D77]-[.$D$9])/ROWS([.$D$9:.D77])" office:value-type="float" office:value="39825.3636363637" calcext:value-type="float">
            <text:p>39825</text:p>
          </table:table-cell>
          <table:table-cell/>
        </table:table-row>
        <table:table-row table:style-name="ro1">
          <table:table-cell office:value-type="date" office:date-value="2014-10-23" calcext:value-type="date">
            <text:p>23.10</text:p>
          </table:table-cell>
          <table:table-cell/>
          <table:table-cell table:style-name="ce6" office:value-type="date" office:date-value="2014-10-23" calcext:value-type="date">
            <text:p>23.10</text:p>
          </table:table-cell>
          <table:table-cell table:style-name="ce13" table:formula="of:=[.D78]+([.D78]-[.$D$9])/ROWS([.$D$9:.D78])" office:value-type="float" office:value="40157.4545454546" calcext:value-type="float">
            <text:p>40157</text:p>
          </table:table-cell>
          <table:table-cell/>
        </table:table-row>
        <table:table-row table:style-name="ro1">
          <table:table-cell office:value-type="date" office:date-value="2014-10-24" calcext:value-type="date">
            <text:p>24.10</text:p>
          </table:table-cell>
          <table:table-cell/>
          <table:table-cell table:style-name="ce6" office:value-type="date" office:date-value="2014-10-24" calcext:value-type="date">
            <text:p>24.10</text:p>
          </table:table-cell>
          <table:table-cell table:style-name="ce13" table:formula="of:=[.D79]+([.D79]-[.$D$9])/ROWS([.$D$9:.D79])" office:value-type="float" office:value="40489.5454545455" calcext:value-type="float">
            <text:p>40490</text:p>
          </table:table-cell>
          <table:table-cell/>
        </table:table-row>
        <table:table-row table:style-name="ro1">
          <table:table-cell office:value-type="date" office:date-value="2014-10-25" calcext:value-type="date">
            <text:p>25.10</text:p>
          </table:table-cell>
          <table:table-cell/>
          <table:table-cell table:style-name="ce6" office:value-type="date" office:date-value="2014-10-25" calcext:value-type="date">
            <text:p>25.10</text:p>
          </table:table-cell>
          <table:table-cell table:style-name="ce13" table:formula="of:=[.D80]+([.D80]-[.$D$9])/ROWS([.$D$9:.D80])" office:value-type="float" office:value="40821.6363636364" calcext:value-type="float">
            <text:p>40822</text:p>
          </table:table-cell>
          <table:table-cell/>
        </table:table-row>
        <table:table-row table:style-name="ro1">
          <table:table-cell office:value-type="date" office:date-value="2014-10-26" calcext:value-type="date">
            <text:p>26.10</text:p>
          </table:table-cell>
          <table:table-cell/>
          <table:table-cell table:style-name="ce6" office:value-type="date" office:date-value="2014-10-26" calcext:value-type="date">
            <text:p>26.10</text:p>
          </table:table-cell>
          <table:table-cell table:style-name="ce13" table:formula="of:=[.D81]+([.D81]-[.$D$9])/ROWS([.$D$9:.D81])" office:value-type="float" office:value="41153.7272727273" calcext:value-type="float">
            <text:p>41154</text:p>
          </table:table-cell>
          <table:table-cell/>
        </table:table-row>
        <table:table-row table:style-name="ro1">
          <table:table-cell office:value-type="date" office:date-value="2014-10-27" calcext:value-type="date">
            <text:p>27.10</text:p>
          </table:table-cell>
          <table:table-cell/>
          <table:table-cell table:style-name="ce6" office:value-type="date" office:date-value="2014-10-27" calcext:value-type="date">
            <text:p>27.10</text:p>
          </table:table-cell>
          <table:table-cell table:style-name="ce13" table:formula="of:=[.D82]+([.D82]-[.$D$9])/ROWS([.$D$9:.D82])" office:value-type="float" office:value="41485.8181818182" calcext:value-type="float">
            <text:p>41486</text:p>
          </table:table-cell>
          <table:table-cell/>
        </table:table-row>
        <table:table-row table:style-name="ro1">
          <table:table-cell office:value-type="date" office:date-value="2014-10-28" calcext:value-type="date">
            <text:p>28.10</text:p>
          </table:table-cell>
          <table:table-cell/>
          <table:table-cell table:style-name="ce6" office:value-type="date" office:date-value="2014-10-28" calcext:value-type="date">
            <text:p>28.10</text:p>
          </table:table-cell>
          <table:table-cell table:style-name="ce13" table:formula="of:=[.D83]+([.D83]-[.$D$9])/ROWS([.$D$9:.D83])" office:value-type="float" office:value="41817.9090909091" calcext:value-type="float">
            <text:p>41818</text:p>
          </table:table-cell>
          <table:table-cell/>
        </table:table-row>
        <table:table-row table:style-name="ro1">
          <table:table-cell office:value-type="date" office:date-value="2014-10-29" calcext:value-type="date">
            <text:p>29.10</text:p>
          </table:table-cell>
          <table:table-cell/>
          <table:table-cell table:style-name="ce6" office:value-type="date" office:date-value="2014-10-29" calcext:value-type="date">
            <text:p>29.10</text:p>
          </table:table-cell>
          <table:table-cell table:style-name="ce13" table:formula="of:=[.D84]+([.D84]-[.$D$9])/ROWS([.$D$9:.D84])" office:value-type="float" office:value="42150" calcext:value-type="float">
            <text:p>42150</text:p>
          </table:table-cell>
          <table:table-cell/>
        </table:table-row>
        <table:table-row table:style-name="ro1">
          <table:table-cell office:value-type="date" office:date-value="2014-10-30" calcext:value-type="date">
            <text:p>30.10</text:p>
          </table:table-cell>
          <table:table-cell/>
          <table:table-cell table:style-name="ce6" office:value-type="date" office:date-value="2014-10-30" calcext:value-type="date">
            <text:p>30.10</text:p>
          </table:table-cell>
          <table:table-cell table:style-name="ce13" table:formula="of:=[.D85]+([.D85]-[.$D$9])/ROWS([.$D$9:.D85])" office:value-type="float" office:value="42482.0909090909" calcext:value-type="float">
            <text:p>42482</text:p>
          </table:table-cell>
          <table:table-cell/>
        </table:table-row>
        <table:table-row table:style-name="ro1">
          <table:table-cell office:value-type="date" office:date-value="2014-10-31" calcext:value-type="date">
            <text:p>31.10</text:p>
          </table:table-cell>
          <table:table-cell/>
          <table:table-cell table:style-name="ce6" office:value-type="date" office:date-value="2014-10-31" calcext:value-type="date">
            <text:p>31.10</text:p>
          </table:table-cell>
          <table:table-cell table:style-name="ce13" table:formula="of:=[.D86]+([.D86]-[.$D$9])/ROWS([.$D$9:.D86])" office:value-type="float" office:value="42814.1818181819" calcext:value-type="float">
            <text:p>42814</text:p>
          </table:table-cell>
          <table:table-cell/>
        </table:table-row>
        <table:table-row table:style-name="ro1">
          <table:table-cell office:value-type="date" office:date-value="2014-11-01" calcext:value-type="date">
            <text:p>01.11</text:p>
          </table:table-cell>
          <table:table-cell/>
          <table:table-cell table:style-name="ce6" office:value-type="date" office:date-value="2014-11-01" calcext:value-type="date">
            <text:p>01.11</text:p>
          </table:table-cell>
          <table:table-cell table:style-name="ce13" table:formula="of:=[.D87]+([.D87]-[.$D$9])/ROWS([.$D$9:.D87])" office:value-type="float" office:value="43146.2727272728" calcext:value-type="float">
            <text:p>43146</text:p>
          </table:table-cell>
          <table:table-cell/>
        </table:table-row>
        <table:table-row table:style-name="ro1">
          <table:table-cell office:value-type="date" office:date-value="2014-11-02" calcext:value-type="date">
            <text:p>02.11</text:p>
          </table:table-cell>
          <table:table-cell/>
          <table:table-cell table:style-name="ce6" office:value-type="date" office:date-value="2014-11-02" calcext:value-type="date">
            <text:p>02.11</text:p>
          </table:table-cell>
          <table:table-cell table:style-name="ce13" table:formula="of:=[.D88]+([.D88]-[.$D$9])/ROWS([.$D$9:.D88])" office:value-type="float" office:value="43478.3636363637" calcext:value-type="float">
            <text:p>43478</text:p>
          </table:table-cell>
          <table:table-cell/>
        </table:table-row>
        <table:table-row table:style-name="ro1">
          <table:table-cell office:value-type="date" office:date-value="2014-11-03" calcext:value-type="date">
            <text:p>03.11</text:p>
          </table:table-cell>
          <table:table-cell/>
          <table:table-cell table:style-name="ce6" office:value-type="date" office:date-value="2014-11-03" calcext:value-type="date">
            <text:p>03.11</text:p>
          </table:table-cell>
          <table:table-cell table:style-name="ce13" table:formula="of:=[.D89]+([.D89]-[.$D$9])/ROWS([.$D$9:.D89])" office:value-type="float" office:value="43810.4545454546" calcext:value-type="float">
            <text:p>43810</text:p>
          </table:table-cell>
          <table:table-cell/>
        </table:table-row>
        <table:table-row table:style-name="ro1">
          <table:table-cell office:value-type="date" office:date-value="2014-11-04" calcext:value-type="date">
            <text:p>04.11</text:p>
          </table:table-cell>
          <table:table-cell/>
          <table:table-cell table:style-name="ce6" office:value-type="date" office:date-value="2014-11-04" calcext:value-type="date">
            <text:p>04.11</text:p>
          </table:table-cell>
          <table:table-cell table:style-name="ce13" table:formula="of:=[.D90]+([.D90]-[.$D$9])/ROWS([.$D$9:.D90])" office:value-type="float" office:value="44142.5454545455" calcext:value-type="float">
            <text:p>44143</text:p>
          </table:table-cell>
          <table:table-cell/>
        </table:table-row>
        <table:table-row table:style-name="ro1">
          <table:table-cell office:value-type="date" office:date-value="2014-11-05" calcext:value-type="date">
            <text:p>05.11</text:p>
          </table:table-cell>
          <table:table-cell/>
          <table:table-cell table:style-name="ce6" office:value-type="date" office:date-value="2014-11-05" calcext:value-type="date">
            <text:p>05.11</text:p>
          </table:table-cell>
          <table:table-cell table:style-name="ce13" table:formula="of:=[.D91]+([.D91]-[.$D$9])/ROWS([.$D$9:.D91])" office:value-type="float" office:value="44474.6363636364" calcext:value-type="float">
            <text:p>44475</text:p>
          </table:table-cell>
          <table:table-cell/>
        </table:table-row>
        <table:table-row table:style-name="ro1">
          <table:table-cell office:value-type="date" office:date-value="2014-11-06" calcext:value-type="date">
            <text:p>06.11</text:p>
          </table:table-cell>
          <table:table-cell/>
          <table:table-cell table:style-name="ce6" office:value-type="date" office:date-value="2014-11-06" calcext:value-type="date">
            <text:p>06.11</text:p>
          </table:table-cell>
          <table:table-cell table:style-name="ce13" table:formula="of:=[.D92]+([.D92]-[.$D$9])/ROWS([.$D$9:.D92])" office:value-type="float" office:value="44806.7272727273" calcext:value-type="float">
            <text:p>44807</text:p>
          </table:table-cell>
          <table:table-cell/>
        </table:table-row>
        <table:table-row table:style-name="ro1">
          <table:table-cell office:value-type="date" office:date-value="2014-11-07" calcext:value-type="date">
            <text:p>07.11</text:p>
          </table:table-cell>
          <table:table-cell/>
          <table:table-cell table:style-name="ce6" office:value-type="date" office:date-value="2014-11-07" calcext:value-type="date">
            <text:p>07.11</text:p>
          </table:table-cell>
          <table:table-cell table:style-name="ce13" table:formula="of:=[.D93]+([.D93]-[.$D$9])/ROWS([.$D$9:.D93])" office:value-type="float" office:value="45138.8181818182" calcext:value-type="float">
            <text:p>45139</text:p>
          </table:table-cell>
          <table:table-cell/>
        </table:table-row>
        <table:table-row table:style-name="ro1">
          <table:table-cell office:value-type="date" office:date-value="2014-11-08" calcext:value-type="date">
            <text:p>08.11</text:p>
          </table:table-cell>
          <table:table-cell/>
          <table:table-cell table:style-name="ce6" office:value-type="date" office:date-value="2014-11-08" calcext:value-type="date">
            <text:p>08.11</text:p>
          </table:table-cell>
          <table:table-cell table:style-name="ce13" table:formula="of:=[.D94]+([.D94]-[.$D$9])/ROWS([.$D$9:.D94])" office:value-type="float" office:value="45470.9090909092" calcext:value-type="float">
            <text:p>45471</text:p>
          </table:table-cell>
          <table:table-cell/>
        </table:table-row>
        <table:table-row table:style-name="ro1">
          <table:table-cell office:value-type="date" office:date-value="2014-11-09" calcext:value-type="date">
            <text:p>09.11</text:p>
          </table:table-cell>
          <table:table-cell/>
          <table:table-cell table:style-name="ce6" office:value-type="date" office:date-value="2014-11-09" calcext:value-type="date">
            <text:p>09.11</text:p>
          </table:table-cell>
          <table:table-cell table:style-name="ce13" table:formula="of:=[.D95]+([.D95]-[.$D$9])/ROWS([.$D$9:.D95])" office:value-type="float" office:value="45803.0000000001" calcext:value-type="float">
            <text:p>45803</text:p>
          </table:table-cell>
          <table:table-cell/>
        </table:table-row>
        <table:table-row table:style-name="ro1">
          <table:table-cell office:value-type="date" office:date-value="2014-11-10" calcext:value-type="date">
            <text:p>10.11</text:p>
          </table:table-cell>
          <table:table-cell/>
          <table:table-cell table:style-name="ce6" office:value-type="date" office:date-value="2014-11-10" calcext:value-type="date">
            <text:p>10.11</text:p>
          </table:table-cell>
          <table:table-cell table:style-name="ce13" table:formula="of:=[.D96]+([.D96]-[.$D$9])/ROWS([.$D$9:.D96])" office:value-type="float" office:value="46135.090909091" calcext:value-type="float">
            <text:p>46135</text:p>
          </table:table-cell>
          <table:table-cell/>
        </table:table-row>
        <table:table-row table:style-name="ro1">
          <table:table-cell office:value-type="date" office:date-value="2014-11-11" calcext:value-type="date">
            <text:p>11.11</text:p>
          </table:table-cell>
          <table:table-cell/>
          <table:table-cell table:style-name="ce6" office:value-type="date" office:date-value="2014-11-11" calcext:value-type="date">
            <text:p>11.11</text:p>
          </table:table-cell>
          <table:table-cell table:style-name="ce13" table:formula="of:=[.D97]+([.D97]-[.$D$9])/ROWS([.$D$9:.D97])" office:value-type="float" office:value="46467.1818181819" calcext:value-type="float">
            <text:p>46467</text:p>
          </table:table-cell>
          <table:table-cell/>
        </table:table-row>
        <table:table-row table:style-name="ro1">
          <table:table-cell office:value-type="date" office:date-value="2014-11-12" calcext:value-type="date">
            <text:p>12.11</text:p>
          </table:table-cell>
          <table:table-cell/>
          <table:table-cell table:style-name="ce6" office:value-type="date" office:date-value="2014-11-12" calcext:value-type="date">
            <text:p>12.11</text:p>
          </table:table-cell>
          <table:table-cell table:style-name="ce13" table:formula="of:=[.D98]+([.D98]-[.$D$9])/ROWS([.$D$9:.D98])" office:value-type="float" office:value="46799.2727272728" calcext:value-type="float">
            <text:p>46799</text:p>
          </table:table-cell>
          <table:table-cell/>
        </table:table-row>
        <table:table-row table:style-name="ro1">
          <table:table-cell office:value-type="date" office:date-value="2014-11-13" calcext:value-type="date">
            <text:p>13.11</text:p>
          </table:table-cell>
          <table:table-cell/>
          <table:table-cell table:style-name="ce6" office:value-type="date" office:date-value="2014-11-13" calcext:value-type="date">
            <text:p>13.11</text:p>
          </table:table-cell>
          <table:table-cell table:style-name="ce13" table:formula="of:=[.D99]+([.D99]-[.$D$9])/ROWS([.$D$9:.D99])" office:value-type="float" office:value="47131.3636363637" calcext:value-type="float">
            <text:p>47131</text:p>
          </table:table-cell>
          <table:table-cell/>
        </table:table-row>
        <table:table-row table:style-name="ro1">
          <table:table-cell office:value-type="date" office:date-value="2014-11-14" calcext:value-type="date">
            <text:p>14.11</text:p>
          </table:table-cell>
          <table:table-cell/>
          <table:table-cell table:style-name="ce6" office:value-type="date" office:date-value="2014-11-14" calcext:value-type="date">
            <text:p>14.11</text:p>
          </table:table-cell>
          <table:table-cell table:style-name="ce13" table:formula="of:=[.D100]+([.D100]-[.$D$9])/ROWS([.$D$9:.D100])" office:value-type="float" office:value="47463.4545454546" calcext:value-type="float">
            <text:p>47463</text:p>
          </table:table-cell>
          <table:table-cell/>
        </table:table-row>
        <table:table-row table:style-name="ro1">
          <table:table-cell office:value-type="date" office:date-value="2014-11-15" calcext:value-type="date">
            <text:p>15.11</text:p>
          </table:table-cell>
          <table:table-cell/>
          <table:table-cell table:style-name="ce6" office:value-type="date" office:date-value="2014-11-15" calcext:value-type="date">
            <text:p>15.11</text:p>
          </table:table-cell>
          <table:table-cell table:style-name="ce13" table:formula="of:=[.D101]+([.D101]-[.$D$9])/ROWS([.$D$9:.D101])" office:value-type="float" office:value="47795.5454545455" calcext:value-type="float">
            <text:p>47796</text:p>
          </table:table-cell>
          <table:table-cell/>
        </table:table-row>
        <table:table-row table:style-name="ro1">
          <table:table-cell office:value-type="date" office:date-value="2014-11-16" calcext:value-type="date">
            <text:p>16.11</text:p>
          </table:table-cell>
          <table:table-cell/>
          <table:table-cell table:style-name="ce6" office:value-type="date" office:date-value="2014-11-16" calcext:value-type="date">
            <text:p>16.11</text:p>
          </table:table-cell>
          <table:table-cell table:style-name="ce13" table:formula="of:=[.D102]+([.D102]-[.$D$9])/ROWS([.$D$9:.D102])" office:value-type="float" office:value="48127.6363636365" calcext:value-type="float">
            <text:p>48128</text:p>
          </table:table-cell>
          <table:table-cell/>
        </table:table-row>
        <table:table-row table:style-name="ro1">
          <table:table-cell office:value-type="date" office:date-value="2014-11-17" calcext:value-type="date">
            <text:p>17.11</text:p>
          </table:table-cell>
          <table:table-cell/>
          <table:table-cell table:style-name="ce6" office:value-type="date" office:date-value="2014-11-17" calcext:value-type="date">
            <text:p>17.11</text:p>
          </table:table-cell>
          <table:table-cell table:style-name="ce13" table:formula="of:=[.D103]+([.D103]-[.$D$9])/ROWS([.$D$9:.D103])" office:value-type="float" office:value="48459.7272727274" calcext:value-type="float">
            <text:p>48460</text:p>
          </table:table-cell>
          <table:table-cell/>
        </table:table-row>
        <table:table-row table:style-name="ro1">
          <table:table-cell office:value-type="date" office:date-value="2014-11-18" calcext:value-type="date">
            <text:p>18.11</text:p>
          </table:table-cell>
          <table:table-cell/>
          <table:table-cell table:style-name="ce6" office:value-type="date" office:date-value="2014-11-18" calcext:value-type="date">
            <text:p>18.11</text:p>
          </table:table-cell>
          <table:table-cell table:style-name="ce13" table:formula="of:=[.D104]+([.D104]-[.$D$9])/ROWS([.$D$9:.D104])" office:value-type="float" office:value="48791.8181818183" calcext:value-type="float">
            <text:p>48792</text:p>
          </table:table-cell>
          <table:table-cell/>
        </table:table-row>
        <table:table-row table:style-name="ro1">
          <table:table-cell office:value-type="date" office:date-value="2014-11-19" calcext:value-type="date">
            <text:p>19.11</text:p>
          </table:table-cell>
          <table:table-cell/>
          <table:table-cell table:style-name="ce6" office:value-type="date" office:date-value="2014-11-19" calcext:value-type="date">
            <text:p>19.11</text:p>
          </table:table-cell>
          <table:table-cell table:style-name="ce13" table:formula="of:=[.D105]+([.D105]-[.$D$9])/ROWS([.$D$9:.D105])" office:value-type="float" office:value="49123.9090909092" calcext:value-type="float">
            <text:p>49124</text:p>
          </table:table-cell>
          <table:table-cell/>
        </table:table-row>
        <table:table-row table:style-name="ro1">
          <table:table-cell office:value-type="date" office:date-value="2014-11-20" calcext:value-type="date">
            <text:p>20.11</text:p>
          </table:table-cell>
          <table:table-cell/>
          <table:table-cell table:style-name="ce6" office:value-type="date" office:date-value="2014-11-20" calcext:value-type="date">
            <text:p>20.11</text:p>
          </table:table-cell>
          <table:table-cell table:style-name="ce13" table:formula="of:=[.D106]+([.D106]-[.$D$9])/ROWS([.$D$9:.D106])" office:value-type="float" office:value="49456.0000000001" calcext:value-type="float">
            <text:p>49456</text:p>
          </table:table-cell>
          <table:table-cell/>
        </table:table-row>
        <table:table-row table:style-name="ro1">
          <table:table-cell office:value-type="date" office:date-value="2014-11-21" calcext:value-type="date">
            <text:p>21.11</text:p>
          </table:table-cell>
          <table:table-cell/>
          <table:table-cell table:style-name="ce6" office:value-type="date" office:date-value="2014-11-21" calcext:value-type="date">
            <text:p>21.11</text:p>
          </table:table-cell>
          <table:table-cell table:style-name="ce13" table:formula="of:=[.D107]+([.D107]-[.$D$9])/ROWS([.$D$9:.D107])" office:value-type="float" office:value="49788.090909091" calcext:value-type="float">
            <text:p>49788</text:p>
          </table:table-cell>
          <table:table-cell/>
        </table:table-row>
        <table:table-row table:style-name="ro1">
          <table:table-cell office:value-type="date" office:date-value="2014-11-22" calcext:value-type="date">
            <text:p>22.11</text:p>
          </table:table-cell>
          <table:table-cell/>
          <table:table-cell table:style-name="ce6" office:value-type="date" office:date-value="2014-11-22" calcext:value-type="date">
            <text:p>22.11</text:p>
          </table:table-cell>
          <table:table-cell table:style-name="ce13" table:formula="of:=[.D108]+([.D108]-[.$D$9])/ROWS([.$D$9:.D108])" office:value-type="float" office:value="50120.1818181819" calcext:value-type="float">
            <text:p>50120</text:p>
          </table:table-cell>
          <table:table-cell/>
        </table:table-row>
        <table:table-row table:style-name="ro1">
          <table:table-cell office:value-type="date" office:date-value="2014-11-23" calcext:value-type="date">
            <text:p>23.11</text:p>
          </table:table-cell>
          <table:table-cell/>
          <table:table-cell table:style-name="ce6" office:value-type="date" office:date-value="2014-11-23" calcext:value-type="date">
            <text:p>23.11</text:p>
          </table:table-cell>
          <table:table-cell table:style-name="ce13" table:formula="of:=[.D109]+([.D109]-[.$D$9])/ROWS([.$D$9:.D109])" office:value-type="float" office:value="50452.2727272728" calcext:value-type="float">
            <text:p>50452</text:p>
          </table:table-cell>
          <table:table-cell/>
        </table:table-row>
        <table:table-row table:style-name="ro1">
          <table:table-cell office:value-type="date" office:date-value="2014-11-24" calcext:value-type="date">
            <text:p>24.11</text:p>
          </table:table-cell>
          <table:table-cell/>
          <table:table-cell table:style-name="ce6" office:value-type="date" office:date-value="2014-11-24" calcext:value-type="date">
            <text:p>24.11</text:p>
          </table:table-cell>
          <table:table-cell table:style-name="ce13" table:formula="of:=[.D110]+([.D110]-[.$D$9])/ROWS([.$D$9:.D110])" office:value-type="float" office:value="50784.3636363637" calcext:value-type="float">
            <text:p>50784</text:p>
          </table:table-cell>
          <table:table-cell/>
        </table:table-row>
        <table:table-row table:style-name="ro1">
          <table:table-cell office:value-type="date" office:date-value="2014-11-25" calcext:value-type="date">
            <text:p>25.11</text:p>
          </table:table-cell>
          <table:table-cell/>
          <table:table-cell table:style-name="ce6" office:value-type="date" office:date-value="2014-11-25" calcext:value-type="date">
            <text:p>25.11</text:p>
          </table:table-cell>
          <table:table-cell table:style-name="ce13" table:formula="of:=[.D111]+([.D111]-[.$D$9])/ROWS([.$D$9:.D111])" office:value-type="float" office:value="51116.4545454547" calcext:value-type="float">
            <text:p>51116</text:p>
          </table:table-cell>
          <table:table-cell/>
        </table:table-row>
        <table:table-row table:style-name="ro1">
          <table:table-cell office:value-type="date" office:date-value="2014-11-26" calcext:value-type="date">
            <text:p>26.11</text:p>
          </table:table-cell>
          <table:table-cell/>
          <table:table-cell table:style-name="ce6" office:value-type="date" office:date-value="2014-11-26" calcext:value-type="date">
            <text:p>26.11</text:p>
          </table:table-cell>
          <table:table-cell table:style-name="ce13" table:formula="of:=[.D112]+([.D112]-[.$D$9])/ROWS([.$D$9:.D112])" office:value-type="float" office:value="51448.5454545456" calcext:value-type="float">
            <text:p>51449</text:p>
          </table:table-cell>
          <table:table-cell/>
        </table:table-row>
        <table:table-row table:style-name="ro1">
          <table:table-cell office:value-type="date" office:date-value="2014-11-27" calcext:value-type="date">
            <text:p>27.11</text:p>
          </table:table-cell>
          <table:table-cell/>
          <table:table-cell table:style-name="ce6" office:value-type="date" office:date-value="2014-11-27" calcext:value-type="date">
            <text:p>27.11</text:p>
          </table:table-cell>
          <table:table-cell table:style-name="ce13" table:formula="of:=[.D113]+([.D113]-[.$D$9])/ROWS([.$D$9:.D113])" office:value-type="float" office:value="51780.6363636365" calcext:value-type="float">
            <text:p>51781</text:p>
          </table:table-cell>
          <table:table-cell/>
        </table:table-row>
        <table:table-row table:style-name="ro1">
          <table:table-cell office:value-type="date" office:date-value="2014-11-28" calcext:value-type="date">
            <text:p>28.11</text:p>
          </table:table-cell>
          <table:table-cell/>
          <table:table-cell table:style-name="ce6" office:value-type="date" office:date-value="2014-11-28" calcext:value-type="date">
            <text:p>28.11</text:p>
          </table:table-cell>
          <table:table-cell table:style-name="ce13" table:formula="of:=[.D114]+([.D114]-[.$D$9])/ROWS([.$D$9:.D114])" office:value-type="float" office:value="52112.7272727274" calcext:value-type="float">
            <text:p>52113</text:p>
          </table:table-cell>
          <table:table-cell/>
        </table:table-row>
        <table:table-row table:style-name="ro1">
          <table:table-cell office:value-type="date" office:date-value="2014-11-29" calcext:value-type="date">
            <text:p>29.11</text:p>
          </table:table-cell>
          <table:table-cell/>
          <table:table-cell table:style-name="ce6" office:value-type="date" office:date-value="2014-11-29" calcext:value-type="date">
            <text:p>29.11</text:p>
          </table:table-cell>
          <table:table-cell table:style-name="ce13" table:formula="of:=[.D115]+([.D115]-[.$D$9])/ROWS([.$D$9:.D115])" office:value-type="float" office:value="52444.8181818183" calcext:value-type="float">
            <text:p>52445</text:p>
          </table:table-cell>
          <table:table-cell/>
        </table:table-row>
        <table:table-row table:style-name="ro1">
          <table:table-cell office:value-type="date" office:date-value="2014-11-30" calcext:value-type="date">
            <text:p>30.11</text:p>
          </table:table-cell>
          <table:table-cell/>
          <table:table-cell table:style-name="ce6" office:value-type="date" office:date-value="2014-11-30" calcext:value-type="date">
            <text:p>30.11</text:p>
          </table:table-cell>
          <table:table-cell table:style-name="ce13" table:formula="of:=[.D116]+([.D116]-[.$D$9])/ROWS([.$D$9:.D116])" office:value-type="float" office:value="52776.9090909092" calcext:value-type="float">
            <text:p>52777</text:p>
          </table:table-cell>
          <table:table-cell/>
        </table:table-row>
        <table:table-row table:style-name="ro1">
          <table:table-cell office:value-type="date" office:date-value="2014-12-01" calcext:value-type="date">
            <text:p>01.12</text:p>
          </table:table-cell>
          <table:table-cell/>
          <table:table-cell table:style-name="ce6" office:value-type="date" office:date-value="2014-12-01" calcext:value-type="date">
            <text:p>01.12</text:p>
          </table:table-cell>
          <table:table-cell table:style-name="ce13" table:formula="of:=[.D117]+([.D117]-[.$D$9])/ROWS([.$D$9:.D117])" office:value-type="float" office:value="53109.0000000001" calcext:value-type="float">
            <text:p>53109</text:p>
          </table:table-cell>
          <table:table-cell/>
        </table:table-row>
        <table:table-row table:style-name="ro1">
          <table:table-cell office:value-type="date" office:date-value="2014-12-02" calcext:value-type="date">
            <text:p>02.12</text:p>
          </table:table-cell>
          <table:table-cell/>
          <table:table-cell table:style-name="ce6" office:value-type="date" office:date-value="2014-12-02" calcext:value-type="date">
            <text:p>02.12</text:p>
          </table:table-cell>
          <table:table-cell table:style-name="ce13" table:formula="of:=[.D118]+([.D118]-[.$D$9])/ROWS([.$D$9:.D118])" office:value-type="float" office:value="53441.090909091" calcext:value-type="float">
            <text:p>53441</text:p>
          </table:table-cell>
          <table:table-cell/>
        </table:table-row>
        <table:table-row table:style-name="ro1">
          <table:table-cell office:value-type="date" office:date-value="2014-12-03" calcext:value-type="date">
            <text:p>03.12</text:p>
          </table:table-cell>
          <table:table-cell/>
          <table:table-cell table:style-name="ce6" office:value-type="date" office:date-value="2014-12-03" calcext:value-type="date">
            <text:p>03.12</text:p>
          </table:table-cell>
          <table:table-cell table:style-name="ce13" table:formula="of:=[.D119]+([.D119]-[.$D$9])/ROWS([.$D$9:.D119])" office:value-type="float" office:value="53773.181818182" calcext:value-type="float">
            <text:p>53773</text:p>
          </table:table-cell>
          <table:table-cell/>
        </table:table-row>
        <table:table-row table:style-name="ro1">
          <table:table-cell office:value-type="date" office:date-value="2014-12-04" calcext:value-type="date">
            <text:p>04.12</text:p>
          </table:table-cell>
          <table:table-cell/>
          <table:table-cell table:style-name="ce6" office:value-type="date" office:date-value="2014-12-04" calcext:value-type="date">
            <text:p>04.12</text:p>
          </table:table-cell>
          <table:table-cell table:style-name="ce13" table:formula="of:=[.D120]+([.D120]-[.$D$9])/ROWS([.$D$9:.D120])" office:value-type="float" office:value="54105.2727272729" calcext:value-type="float">
            <text:p>54105</text:p>
          </table:table-cell>
          <table:table-cell/>
        </table:table-row>
        <table:table-row table:style-name="ro1">
          <table:table-cell office:value-type="date" office:date-value="2014-12-05" calcext:value-type="date">
            <text:p>05.12</text:p>
          </table:table-cell>
          <table:table-cell/>
          <table:table-cell table:style-name="ce6" office:value-type="date" office:date-value="2014-12-05" calcext:value-type="date">
            <text:p>05.12</text:p>
          </table:table-cell>
          <table:table-cell table:style-name="ce13" table:formula="of:=[.D121]+([.D121]-[.$D$9])/ROWS([.$D$9:.D121])" office:value-type="float" office:value="54437.3636363638" calcext:value-type="float">
            <text:p>54437</text:p>
          </table:table-cell>
          <table:table-cell/>
        </table:table-row>
        <table:table-row table:style-name="ro1">
          <table:table-cell office:value-type="date" office:date-value="2014-12-06" calcext:value-type="date">
            <text:p>06.12</text:p>
          </table:table-cell>
          <table:table-cell/>
          <table:table-cell table:style-name="ce6" office:value-type="date" office:date-value="2014-12-06" calcext:value-type="date">
            <text:p>06.12</text:p>
          </table:table-cell>
          <table:table-cell table:style-name="ce13" table:formula="of:=[.D122]+([.D122]-[.$D$9])/ROWS([.$D$9:.D122])" office:value-type="float" office:value="54769.4545454547" calcext:value-type="float">
            <text:p>54769</text:p>
          </table:table-cell>
          <table:table-cell/>
        </table:table-row>
        <table:table-row table:style-name="ro1">
          <table:table-cell office:value-type="date" office:date-value="2014-12-07" calcext:value-type="date">
            <text:p>07.12</text:p>
          </table:table-cell>
          <table:table-cell/>
          <table:table-cell table:style-name="ce6" office:value-type="date" office:date-value="2014-12-07" calcext:value-type="date">
            <text:p>07.12</text:p>
          </table:table-cell>
          <table:table-cell table:style-name="ce13" table:formula="of:=[.D123]+([.D123]-[.$D$9])/ROWS([.$D$9:.D123])" office:value-type="float" office:value="55101.5454545456" calcext:value-type="float">
            <text:p>55102</text:p>
          </table:table-cell>
          <table:table-cell/>
        </table:table-row>
        <table:table-row table:style-name="ro1">
          <table:table-cell office:value-type="date" office:date-value="2014-12-08" calcext:value-type="date">
            <text:p>08.12</text:p>
          </table:table-cell>
          <table:table-cell/>
          <table:table-cell table:style-name="ce6" office:value-type="date" office:date-value="2014-12-08" calcext:value-type="date">
            <text:p>08.12</text:p>
          </table:table-cell>
          <table:table-cell table:style-name="ce13" table:formula="of:=[.D124]+([.D124]-[.$D$9])/ROWS([.$D$9:.D124])" office:value-type="float" office:value="55433.6363636365" calcext:value-type="float">
            <text:p>55434</text:p>
          </table:table-cell>
          <table:table-cell/>
        </table:table-row>
        <table:table-row table:style-name="ro1">
          <table:table-cell office:value-type="date" office:date-value="2014-12-09" calcext:value-type="date">
            <text:p>09.12</text:p>
          </table:table-cell>
          <table:table-cell/>
          <table:table-cell table:style-name="ce6" office:value-type="date" office:date-value="2014-12-09" calcext:value-type="date">
            <text:p>09.12</text:p>
          </table:table-cell>
          <table:table-cell table:style-name="ce13" table:formula="of:=[.D125]+([.D125]-[.$D$9])/ROWS([.$D$9:.D125])" office:value-type="float" office:value="55765.7272727274" calcext:value-type="float">
            <text:p>55766</text:p>
          </table:table-cell>
          <table:table-cell/>
        </table:table-row>
        <table:table-row table:style-name="ro1">
          <table:table-cell office:value-type="date" office:date-value="2014-12-10" calcext:value-type="date">
            <text:p>10.12</text:p>
          </table:table-cell>
          <table:table-cell/>
          <table:table-cell table:style-name="ce6" office:value-type="date" office:date-value="2014-12-10" calcext:value-type="date">
            <text:p>10.12</text:p>
          </table:table-cell>
          <table:table-cell table:style-name="ce13" table:formula="of:=[.D126]+([.D126]-[.$D$9])/ROWS([.$D$9:.D126])" office:value-type="float" office:value="56097.8181818183" calcext:value-type="float">
            <text:p>56098</text:p>
          </table:table-cell>
          <table:table-cell/>
        </table:table-row>
        <table:table-row table:style-name="ro1">
          <table:table-cell office:value-type="date" office:date-value="2014-12-11" calcext:value-type="date">
            <text:p>11.12</text:p>
          </table:table-cell>
          <table:table-cell/>
          <table:table-cell table:style-name="ce6" office:value-type="date" office:date-value="2014-12-11" calcext:value-type="date">
            <text:p>11.12</text:p>
          </table:table-cell>
          <table:table-cell table:style-name="ce13" table:formula="of:=[.D127]+([.D127]-[.$D$9])/ROWS([.$D$9:.D127])" office:value-type="float" office:value="56429.9090909092" calcext:value-type="float">
            <text:p>56430</text:p>
          </table:table-cell>
          <table:table-cell/>
        </table:table-row>
        <table:table-row table:style-name="ro1">
          <table:table-cell office:value-type="date" office:date-value="2014-12-12" calcext:value-type="date">
            <text:p>12.12</text:p>
          </table:table-cell>
          <table:table-cell/>
          <table:table-cell table:style-name="ce6" office:value-type="date" office:date-value="2014-12-12" calcext:value-type="date">
            <text:p>12.12</text:p>
          </table:table-cell>
          <table:table-cell table:style-name="ce13" table:formula="of:=[.D128]+([.D128]-[.$D$9])/ROWS([.$D$9:.D128])" office:value-type="float" office:value="56762.0000000002" calcext:value-type="float">
            <text:p>56762</text:p>
          </table:table-cell>
          <table:table-cell/>
        </table:table-row>
        <table:table-row table:style-name="ro1">
          <table:table-cell office:value-type="date" office:date-value="2014-12-13" calcext:value-type="date">
            <text:p>13.12</text:p>
          </table:table-cell>
          <table:table-cell/>
          <table:table-cell table:style-name="ce6" office:value-type="date" office:date-value="2014-12-13" calcext:value-type="date">
            <text:p>13.12</text:p>
          </table:table-cell>
          <table:table-cell table:style-name="ce13" table:formula="of:=[.D129]+([.D129]-[.$D$9])/ROWS([.$D$9:.D129])" office:value-type="float" office:value="57094.0909090911" calcext:value-type="float">
            <text:p>57094</text:p>
          </table:table-cell>
          <table:table-cell/>
        </table:table-row>
        <table:table-row table:style-name="ro1">
          <table:table-cell office:value-type="date" office:date-value="2014-12-14" calcext:value-type="date">
            <text:p>14.12</text:p>
          </table:table-cell>
          <table:table-cell/>
          <table:table-cell table:style-name="ce6" office:value-type="date" office:date-value="2014-12-14" calcext:value-type="date">
            <text:p>14.12</text:p>
          </table:table-cell>
          <table:table-cell table:style-name="ce13" table:formula="of:=[.D130]+([.D130]-[.$D$9])/ROWS([.$D$9:.D130])" office:value-type="float" office:value="57426.181818182" calcext:value-type="float">
            <text:p>57426</text:p>
          </table:table-cell>
          <table:table-cell/>
        </table:table-row>
        <table:table-row table:style-name="ro1">
          <table:table-cell office:value-type="date" office:date-value="2014-12-15" calcext:value-type="date">
            <text:p>15.12</text:p>
          </table:table-cell>
          <table:table-cell/>
          <table:table-cell table:style-name="ce6" office:value-type="date" office:date-value="2014-12-15" calcext:value-type="date">
            <text:p>15.12</text:p>
          </table:table-cell>
          <table:table-cell table:style-name="ce13" table:formula="of:=[.D131]+([.D131]-[.$D$9])/ROWS([.$D$9:.D131])" office:value-type="float" office:value="57758.2727272729" calcext:value-type="float">
            <text:p>57758</text:p>
          </table:table-cell>
          <table:table-cell/>
        </table:table-row>
        <table:table-row table:style-name="ro1">
          <table:table-cell office:value-type="date" office:date-value="2014-12-16" calcext:value-type="date">
            <text:p>16.12</text:p>
          </table:table-cell>
          <table:table-cell/>
          <table:table-cell table:style-name="ce6" office:value-type="date" office:date-value="2014-12-16" calcext:value-type="date">
            <text:p>16.12</text:p>
          </table:table-cell>
          <table:table-cell table:style-name="ce13" table:formula="of:=[.D132]+([.D132]-[.$D$9])/ROWS([.$D$9:.D132])" office:value-type="float" office:value="58090.3636363638" calcext:value-type="float">
            <text:p>58090</text:p>
          </table:table-cell>
          <table:table-cell/>
        </table:table-row>
        <table:table-row table:style-name="ro1">
          <table:table-cell office:value-type="date" office:date-value="2014-12-17" calcext:value-type="date">
            <text:p>17.12</text:p>
          </table:table-cell>
          <table:table-cell/>
          <table:table-cell table:style-name="ce6" office:value-type="date" office:date-value="2014-12-17" calcext:value-type="date">
            <text:p>17.12</text:p>
          </table:table-cell>
          <table:table-cell table:style-name="ce13" table:formula="of:=[.D133]+([.D133]-[.$D$9])/ROWS([.$D$9:.D133])" office:value-type="float" office:value="58422.4545454547" calcext:value-type="float">
            <text:p>58422</text:p>
          </table:table-cell>
          <table:table-cell/>
        </table:table-row>
        <table:table-row table:style-name="ro1">
          <table:table-cell office:value-type="date" office:date-value="2014-12-18" calcext:value-type="date">
            <text:p>18.12</text:p>
          </table:table-cell>
          <table:table-cell/>
          <table:table-cell table:style-name="ce6" office:value-type="date" office:date-value="2014-12-18" calcext:value-type="date">
            <text:p>18.12</text:p>
          </table:table-cell>
          <table:table-cell table:style-name="ce13" table:formula="of:=[.D134]+([.D134]-[.$D$9])/ROWS([.$D$9:.D134])" office:value-type="float" office:value="58754.5454545456" calcext:value-type="float">
            <text:p>58755</text:p>
          </table:table-cell>
          <table:table-cell/>
        </table:table-row>
        <table:table-row table:style-name="ro1">
          <table:table-cell office:value-type="date" office:date-value="2014-12-19" calcext:value-type="date">
            <text:p>19.12</text:p>
          </table:table-cell>
          <table:table-cell/>
          <table:table-cell table:style-name="ce6" office:value-type="date" office:date-value="2014-12-19" calcext:value-type="date">
            <text:p>19.12</text:p>
          </table:table-cell>
          <table:table-cell table:style-name="ce13" table:formula="of:=[.D135]+([.D135]-[.$D$9])/ROWS([.$D$9:.D135])" office:value-type="float" office:value="59086.6363636365" calcext:value-type="float">
            <text:p>59087</text:p>
          </table:table-cell>
          <table:table-cell/>
        </table:table-row>
        <table:table-row table:style-name="ro1">
          <table:table-cell office:value-type="date" office:date-value="2014-12-20" calcext:value-type="date">
            <text:p>20.12</text:p>
          </table:table-cell>
          <table:table-cell/>
          <table:table-cell table:style-name="ce6" office:value-type="date" office:date-value="2014-12-20" calcext:value-type="date">
            <text:p>20.12</text:p>
          </table:table-cell>
          <table:table-cell table:style-name="ce13" table:formula="of:=[.D136]+([.D136]-[.$D$9])/ROWS([.$D$9:.D136])" office:value-type="float" office:value="59418.7272727274" calcext:value-type="float">
            <text:p>59419</text:p>
          </table:table-cell>
          <table:table-cell/>
        </table:table-row>
        <table:table-row table:style-name="ro1">
          <table:table-cell office:value-type="date" office:date-value="2014-12-21" calcext:value-type="date">
            <text:p>21.12</text:p>
          </table:table-cell>
          <table:table-cell/>
          <table:table-cell table:style-name="ce6" office:value-type="date" office:date-value="2014-12-21" calcext:value-type="date">
            <text:p>21.12</text:p>
          </table:table-cell>
          <table:table-cell table:style-name="ce13" table:formula="of:=[.D137]+([.D137]-[.$D$9])/ROWS([.$D$9:.D137])" office:value-type="float" office:value="59750.8181818184" calcext:value-type="float">
            <text:p>59751</text:p>
          </table:table-cell>
          <table:table-cell/>
        </table:table-row>
        <table:table-row table:style-name="ro1">
          <table:table-cell office:value-type="date" office:date-value="2014-12-22" calcext:value-type="date">
            <text:p>22.12</text:p>
          </table:table-cell>
          <table:table-cell/>
          <table:table-cell table:style-name="ce6" office:value-type="date" office:date-value="2014-12-22" calcext:value-type="date">
            <text:p>22.12</text:p>
          </table:table-cell>
          <table:table-cell table:style-name="ce13" table:formula="of:=[.D138]+([.D138]-[.$D$9])/ROWS([.$D$9:.D138])" office:value-type="float" office:value="60082.9090909093" calcext:value-type="float">
            <text:p>60083</text:p>
          </table:table-cell>
          <table:table-cell/>
        </table:table-row>
        <table:table-row table:style-name="ro1">
          <table:table-cell office:value-type="date" office:date-value="2014-12-23" calcext:value-type="date">
            <text:p>23.12</text:p>
          </table:table-cell>
          <table:table-cell/>
          <table:table-cell table:style-name="ce6" office:value-type="date" office:date-value="2014-12-23" calcext:value-type="date">
            <text:p>23.12</text:p>
          </table:table-cell>
          <table:table-cell table:style-name="ce13" table:formula="of:=[.D139]+([.D139]-[.$D$9])/ROWS([.$D$9:.D139])" office:value-type="float" office:value="60415.0000000002" calcext:value-type="float">
            <text:p>60415</text:p>
          </table:table-cell>
          <table:table-cell/>
        </table:table-row>
        <table:table-row table:style-name="ro1">
          <table:table-cell office:value-type="date" office:date-value="2014-12-24" calcext:value-type="date">
            <text:p>24.12</text:p>
          </table:table-cell>
          <table:table-cell/>
          <table:table-cell table:style-name="ce6" office:value-type="date" office:date-value="2014-12-24" calcext:value-type="date">
            <text:p>24.12</text:p>
          </table:table-cell>
          <table:table-cell table:style-name="ce13" table:formula="of:=[.D140]+([.D140]-[.$D$9])/ROWS([.$D$9:.D140])" office:value-type="float" office:value="60747.0909090911" calcext:value-type="float">
            <text:p>60747</text:p>
          </table:table-cell>
          <table:table-cell/>
        </table:table-row>
        <table:table-row table:style-name="ro1">
          <table:table-cell office:value-type="date" office:date-value="2014-12-25" calcext:value-type="date">
            <text:p>25.12</text:p>
          </table:table-cell>
          <table:table-cell/>
          <table:table-cell table:style-name="ce6" office:value-type="date" office:date-value="2014-12-25" calcext:value-type="date">
            <text:p>25.12</text:p>
          </table:table-cell>
          <table:table-cell table:style-name="ce13" table:formula="of:=[.D141]+([.D141]-[.$D$9])/ROWS([.$D$9:.D141])" office:value-type="float" office:value="61079.181818182" calcext:value-type="float">
            <text:p>61079</text:p>
          </table:table-cell>
          <table:table-cell/>
        </table:table-row>
        <table:table-row table:style-name="ro1">
          <table:table-cell office:value-type="date" office:date-value="2014-12-26" calcext:value-type="date">
            <text:p>26.12</text:p>
          </table:table-cell>
          <table:table-cell/>
          <table:table-cell table:style-name="ce6" office:value-type="date" office:date-value="2014-12-26" calcext:value-type="date">
            <text:p>26.12</text:p>
          </table:table-cell>
          <table:table-cell table:style-name="ce13" table:formula="of:=[.D142]+([.D142]-[.$D$9])/ROWS([.$D$9:.D142])" office:value-type="float" office:value="61411.2727272729" calcext:value-type="float">
            <text:p>61411</text:p>
          </table:table-cell>
          <table:table-cell/>
        </table:table-row>
        <table:table-row table:style-name="ro1">
          <table:table-cell office:value-type="date" office:date-value="2014-12-27" calcext:value-type="date">
            <text:p>27.12</text:p>
          </table:table-cell>
          <table:table-cell/>
          <table:table-cell table:style-name="ce6" office:value-type="date" office:date-value="2014-12-27" calcext:value-type="date">
            <text:p>27.12</text:p>
          </table:table-cell>
          <table:table-cell table:style-name="ce13" table:formula="of:=[.D143]+([.D143]-[.$D$9])/ROWS([.$D$9:.D143])" office:value-type="float" office:value="61743.3636363638" calcext:value-type="float">
            <text:p>61743</text:p>
          </table:table-cell>
          <table:table-cell/>
        </table:table-row>
        <table:table-row table:style-name="ro1">
          <table:table-cell office:value-type="date" office:date-value="2014-12-28" calcext:value-type="date">
            <text:p>28.12</text:p>
          </table:table-cell>
          <table:table-cell/>
          <table:table-cell table:style-name="ce6" office:value-type="date" office:date-value="2014-12-28" calcext:value-type="date">
            <text:p>28.12</text:p>
          </table:table-cell>
          <table:table-cell table:style-name="ce13" table:formula="of:=[.D144]+([.D144]-[.$D$9])/ROWS([.$D$9:.D144])" office:value-type="float" office:value="62075.4545454547" calcext:value-type="float">
            <text:p>62075</text:p>
          </table:table-cell>
          <table:table-cell/>
        </table:table-row>
        <table:table-row table:style-name="ro1">
          <table:table-cell office:value-type="date" office:date-value="2014-12-29" calcext:value-type="date">
            <text:p>29.12</text:p>
          </table:table-cell>
          <table:table-cell/>
          <table:table-cell table:style-name="ce6" office:value-type="date" office:date-value="2014-12-29" calcext:value-type="date">
            <text:p>29.12</text:p>
          </table:table-cell>
          <table:table-cell table:style-name="ce13" table:formula="of:=[.D145]+([.D145]-[.$D$9])/ROWS([.$D$9:.D145])" office:value-type="float" office:value="62407.5454545457" calcext:value-type="float">
            <text:p>62408</text:p>
          </table:table-cell>
          <table:table-cell/>
        </table:table-row>
        <table:table-row table:style-name="ro1">
          <table:table-cell office:value-type="date" office:date-value="2014-12-30" calcext:value-type="date">
            <text:p>30.12</text:p>
          </table:table-cell>
          <table:table-cell/>
          <table:table-cell table:style-name="ce6" office:value-type="date" office:date-value="2014-12-30" calcext:value-type="date">
            <text:p>30.12</text:p>
          </table:table-cell>
          <table:table-cell table:style-name="ce13" table:formula="of:=[.D146]+([.D146]-[.$D$9])/ROWS([.$D$9:.D146])" office:value-type="float" office:value="62739.6363636366" calcext:value-type="float">
            <text:p>62740</text:p>
          </table:table-cell>
          <table:table-cell/>
        </table:table-row>
        <table:table-row table:style-name="ro1">
          <table:table-cell office:value-type="date" office:date-value="2014-12-31" calcext:value-type="date">
            <text:p>31.12</text:p>
          </table:table-cell>
          <table:table-cell/>
          <table:table-cell table:style-name="ce6" office:value-type="date" office:date-value="2014-12-31" calcext:value-type="date">
            <text:p>31.12</text:p>
          </table:table-cell>
          <table:table-cell table:style-name="ce13" table:formula="of:=[.D147]+([.D147]-[.$D$9])/ROWS([.$D$9:.D147])" office:value-type="float" office:value="63071.7272727275" calcext:value-type="float">
            <text:p>63072</text:p>
          </table:table-cell>
          <table:table-cell/>
        </table:table-row>
        <table:table-row table:style-name="ro1">
          <table:table-cell office:value-type="date" office:date-value="2015-01-01" calcext:value-type="date">
            <text:p>01.01</text:p>
          </table:table-cell>
          <table:table-cell/>
          <table:table-cell table:style-name="ce6" office:value-type="date" office:date-value="2015-01-01" calcext:value-type="date">
            <text:p>01.01</text:p>
          </table:table-cell>
          <table:table-cell table:number-columns-repeated="2"/>
        </table:table-row>
        <table:table-row table:style-name="ro1">
          <table:table-cell office:value-type="date" office:date-value="2015-01-02" calcext:value-type="date">
            <text:p>02.01</text:p>
          </table:table-cell>
          <table:table-cell/>
          <table:table-cell table:style-name="ce6" office:value-type="date" office:date-value="2015-01-02" calcext:value-type="date">
            <text:p>02.01</text:p>
          </table:table-cell>
          <table:table-cell table:number-columns-repeated="2"/>
        </table:table-row>
        <table:table-row table:style-name="ro1">
          <table:table-cell office:value-type="date" office:date-value="2015-01-03" calcext:value-type="date">
            <text:p>03.01</text:p>
          </table:table-cell>
          <table:table-cell/>
          <table:table-cell table:style-name="ce6" office:value-type="date" office:date-value="2015-01-03" calcext:value-type="date">
            <text:p>03.01</text:p>
          </table:table-cell>
          <table:table-cell table:number-columns-repeated="2"/>
        </table:table-row>
        <table:table-row table:style-name="ro1">
          <table:table-cell office:value-type="date" office:date-value="2015-01-04" calcext:value-type="date">
            <text:p>04.01</text:p>
          </table:table-cell>
          <table:table-cell/>
          <table:table-cell table:style-name="ce6" office:value-type="date" office:date-value="2015-01-04" calcext:value-type="date">
            <text:p>04.01</text:p>
          </table:table-cell>
          <table:table-cell table:number-columns-repeated="2"/>
        </table:table-row>
        <table:table-row table:style-name="ro1">
          <table:table-cell office:value-type="date" office:date-value="2015-01-05" calcext:value-type="date">
            <text:p>05.01</text:p>
          </table:table-cell>
          <table:table-cell/>
          <table:table-cell table:style-name="ce6" office:value-type="date" office:date-value="2015-01-05" calcext:value-type="date">
            <text:p>05.01</text:p>
          </table:table-cell>
          <table:table-cell table:number-columns-repeated="2"/>
        </table:table-row>
        <table:table-row table:style-name="ro1">
          <table:table-cell office:value-type="date" office:date-value="2015-01-06" calcext:value-type="date">
            <text:p>06.01</text:p>
          </table:table-cell>
          <table:table-cell/>
          <table:table-cell table:style-name="ce6" office:value-type="date" office:date-value="2015-01-06" calcext:value-type="date">
            <text:p>06.01</text:p>
          </table:table-cell>
          <table:table-cell table:number-columns-repeated="2"/>
        </table:table-row>
        <table:table-row table:style-name="ro1">
          <table:table-cell office:value-type="date" office:date-value="2015-01-07" calcext:value-type="date">
            <text:p>07.01</text:p>
          </table:table-cell>
          <table:table-cell/>
          <table:table-cell table:style-name="ce6" office:value-type="date" office:date-value="2015-01-07" calcext:value-type="date">
            <text:p>07.01</text:p>
          </table:table-cell>
          <table:table-cell table:number-columns-repeated="2"/>
        </table:table-row>
        <table:table-row table:style-name="ro1">
          <table:table-cell office:value-type="date" office:date-value="2015-01-08" calcext:value-type="date">
            <text:p>08.01</text:p>
          </table:table-cell>
          <table:table-cell/>
          <table:table-cell table:style-name="ce6" office:value-type="date" office:date-value="2015-01-08" calcext:value-type="date">
            <text:p>08.01</text:p>
          </table:table-cell>
          <table:table-cell table:number-columns-repeated="2"/>
        </table:table-row>
        <table:table-row table:style-name="ro1">
          <table:table-cell office:value-type="date" office:date-value="2015-01-09" calcext:value-type="date">
            <text:p>09.01</text:p>
          </table:table-cell>
          <table:table-cell/>
          <table:table-cell table:style-name="ce6" office:value-type="date" office:date-value="2015-01-09" calcext:value-type="date">
            <text:p>09.01</text:p>
          </table:table-cell>
          <table:table-cell table:number-columns-repeated="2"/>
        </table:table-row>
        <table:table-row table:style-name="ro1">
          <table:table-cell office:value-type="date" office:date-value="2015-01-10" calcext:value-type="date">
            <text:p>10.01</text:p>
          </table:table-cell>
          <table:table-cell/>
          <table:table-cell table:style-name="ce6" office:value-type="date" office:date-value="2015-01-10" calcext:value-type="date">
            <text:p>10.01</text:p>
          </table:table-cell>
          <table:table-cell table:number-columns-repeated="2"/>
        </table:table-row>
        <table:table-row table:style-name="ro1">
          <table:table-cell office:value-type="date" office:date-value="2015-01-11" calcext:value-type="date">
            <text:p>11.01</text:p>
          </table:table-cell>
          <table:table-cell/>
          <table:table-cell table:style-name="ce6" office:value-type="date" office:date-value="2015-01-11" calcext:value-type="date">
            <text:p>11.01</text:p>
          </table:table-cell>
          <table:table-cell table:number-columns-repeated="2"/>
        </table:table-row>
        <table:table-row table:style-name="ro1">
          <table:table-cell office:value-type="date" office:date-value="2015-01-12" calcext:value-type="date">
            <text:p>12.01</text:p>
          </table:table-cell>
          <table:table-cell/>
          <table:table-cell table:style-name="ce6" office:value-type="date" office:date-value="2015-01-12" calcext:value-type="date">
            <text:p>12.01</text:p>
          </table:table-cell>
          <table:table-cell table:number-columns-repeated="2"/>
        </table:table-row>
        <table:table-row table:style-name="ro1">
          <table:table-cell office:value-type="date" office:date-value="2015-01-13" calcext:value-type="date">
            <text:p>13.01</text:p>
          </table:table-cell>
          <table:table-cell/>
          <table:table-cell table:style-name="ce6" office:value-type="date" office:date-value="2015-01-13" calcext:value-type="date">
            <text:p>13.01</text:p>
          </table:table-cell>
          <table:table-cell table:number-columns-repeated="2"/>
        </table:table-row>
        <table:table-row table:style-name="ro1">
          <table:table-cell office:value-type="date" office:date-value="2015-01-14" calcext:value-type="date">
            <text:p>14.01</text:p>
          </table:table-cell>
          <table:table-cell/>
          <table:table-cell table:style-name="ce6" office:value-type="date" office:date-value="2015-01-14" calcext:value-type="date">
            <text:p>14.01</text:p>
          </table:table-cell>
          <table:table-cell table:number-columns-repeated="2"/>
        </table:table-row>
        <table:table-row table:style-name="ro1">
          <table:table-cell office:value-type="date" office:date-value="2015-01-15" calcext:value-type="date">
            <text:p>15.01</text:p>
          </table:table-cell>
          <table:table-cell/>
          <table:table-cell table:style-name="ce6" office:value-type="date" office:date-value="2015-01-15" calcext:value-type="date">
            <text:p>15.01</text:p>
          </table:table-cell>
          <table:table-cell table:number-columns-repeated="2"/>
        </table:table-row>
        <table:table-row table:style-name="ro1">
          <table:table-cell office:value-type="date" office:date-value="2015-01-16" calcext:value-type="date">
            <text:p>16.01</text:p>
          </table:table-cell>
          <table:table-cell/>
          <table:table-cell table:style-name="ce6" office:value-type="date" office:date-value="2015-01-16" calcext:value-type="date">
            <text:p>16.01</text:p>
          </table:table-cell>
          <table:table-cell table:number-columns-repeated="2"/>
        </table:table-row>
        <table:table-row table:style-name="ro1">
          <table:table-cell office:value-type="date" office:date-value="2015-01-17" calcext:value-type="date">
            <text:p>17.01</text:p>
          </table:table-cell>
          <table:table-cell/>
          <table:table-cell table:style-name="ce6" office:value-type="date" office:date-value="2015-01-17" calcext:value-type="date">
            <text:p>17.01</text:p>
          </table:table-cell>
          <table:table-cell table:number-columns-repeated="2"/>
        </table:table-row>
        <table:table-row table:style-name="ro1">
          <table:table-cell office:value-type="date" office:date-value="2015-01-18" calcext:value-type="date">
            <text:p>18.01</text:p>
          </table:table-cell>
          <table:table-cell/>
          <table:table-cell table:style-name="ce6" office:value-type="date" office:date-value="2015-01-18" calcext:value-type="date">
            <text:p>18.01</text:p>
          </table:table-cell>
          <table:table-cell table:number-columns-repeated="2"/>
        </table:table-row>
        <table:table-row table:style-name="ro1">
          <table:table-cell office:value-type="date" office:date-value="2015-01-19" calcext:value-type="date">
            <text:p>19.01</text:p>
          </table:table-cell>
          <table:table-cell/>
          <table:table-cell table:style-name="ce6" office:value-type="date" office:date-value="2015-01-19" calcext:value-type="date">
            <text:p>19.01</text:p>
          </table:table-cell>
          <table:table-cell table:number-columns-repeated="2"/>
        </table:table-row>
        <table:table-row table:style-name="ro1">
          <table:table-cell office:value-type="date" office:date-value="2015-01-20" calcext:value-type="date">
            <text:p>20.01</text:p>
          </table:table-cell>
          <table:table-cell/>
          <table:table-cell table:style-name="ce6" office:value-type="date" office:date-value="2015-01-20" calcext:value-type="date">
            <text:p>20.01</text:p>
          </table:table-cell>
          <table:table-cell table:number-columns-repeated="2"/>
        </table:table-row>
        <table:table-row table:style-name="ro1">
          <table:table-cell office:value-type="date" office:date-value="2015-01-21" calcext:value-type="date">
            <text:p>21.01</text:p>
          </table:table-cell>
          <table:table-cell/>
          <table:table-cell table:style-name="ce6" office:value-type="date" office:date-value="2015-01-21" calcext:value-type="date">
            <text:p>21.01</text:p>
          </table:table-cell>
          <table:table-cell table:number-columns-repeated="2"/>
        </table:table-row>
        <table:table-row table:style-name="ro1">
          <table:table-cell office:value-type="date" office:date-value="2015-01-22" calcext:value-type="date">
            <text:p>22.01</text:p>
          </table:table-cell>
          <table:table-cell/>
          <table:table-cell table:style-name="ce6" office:value-type="date" office:date-value="2015-01-22" calcext:value-type="date">
            <text:p>22.01</text:p>
          </table:table-cell>
          <table:table-cell table:number-columns-repeated="2"/>
        </table:table-row>
        <table:table-row table:style-name="ro1">
          <table:table-cell office:value-type="date" office:date-value="2015-01-23" calcext:value-type="date">
            <text:p>23.01</text:p>
          </table:table-cell>
          <table:table-cell/>
          <table:table-cell table:style-name="ce6" office:value-type="date" office:date-value="2015-01-23" calcext:value-type="date">
            <text:p>23.01</text:p>
          </table:table-cell>
          <table:table-cell table:number-columns-repeated="2"/>
        </table:table-row>
        <table:table-row table:style-name="ro1">
          <table:table-cell office:value-type="date" office:date-value="2015-01-24" calcext:value-type="date">
            <text:p>24.01</text:p>
          </table:table-cell>
          <table:table-cell/>
          <table:table-cell table:style-name="ce6" office:value-type="date" office:date-value="2015-01-24" calcext:value-type="date">
            <text:p>24.01</text:p>
          </table:table-cell>
          <table:table-cell table:number-columns-repeated="2"/>
        </table:table-row>
        <table:table-row table:style-name="ro1">
          <table:table-cell office:value-type="date" office:date-value="2015-01-25" calcext:value-type="date">
            <text:p>25.01</text:p>
          </table:table-cell>
          <table:table-cell/>
          <table:table-cell table:style-name="ce6" office:value-type="date" office:date-value="2015-01-25" calcext:value-type="date">
            <text:p>25.01</text:p>
          </table:table-cell>
          <table:table-cell table:number-columns-repeated="2"/>
        </table:table-row>
        <table:table-row table:style-name="ro1">
          <table:table-cell office:value-type="date" office:date-value="2015-01-26" calcext:value-type="date">
            <text:p>26.01</text:p>
          </table:table-cell>
          <table:table-cell/>
          <table:table-cell table:style-name="ce6" office:value-type="date" office:date-value="2015-01-26" calcext:value-type="date">
            <text:p>26.01</text:p>
          </table:table-cell>
          <table:table-cell table:number-columns-repeated="2"/>
        </table:table-row>
        <table:table-row table:style-name="ro1">
          <table:table-cell office:value-type="date" office:date-value="2015-01-27" calcext:value-type="date">
            <text:p>27.01</text:p>
          </table:table-cell>
          <table:table-cell/>
          <table:table-cell table:style-name="ce6" office:value-type="date" office:date-value="2015-01-27" calcext:value-type="date">
            <text:p>27.01</text:p>
          </table:table-cell>
          <table:table-cell table:number-columns-repeated="2"/>
        </table:table-row>
        <table:table-row table:style-name="ro1">
          <table:table-cell office:value-type="date" office:date-value="2015-01-28" calcext:value-type="date">
            <text:p>28.01</text:p>
          </table:table-cell>
          <table:table-cell/>
          <table:table-cell table:style-name="ce6" office:value-type="date" office:date-value="2015-01-28" calcext:value-type="date">
            <text:p>28.01</text:p>
          </table:table-cell>
          <table:table-cell table:number-columns-repeated="2"/>
        </table:table-row>
        <table:table-row table:style-name="ro1">
          <table:table-cell office:value-type="date" office:date-value="2015-01-29" calcext:value-type="date">
            <text:p>29.01</text:p>
          </table:table-cell>
          <table:table-cell/>
          <table:table-cell table:style-name="ce6" office:value-type="date" office:date-value="2015-01-29" calcext:value-type="date">
            <text:p>29.01</text:p>
          </table:table-cell>
          <table:table-cell table:number-columns-repeated="2"/>
        </table:table-row>
        <table:table-row table:style-name="ro1">
          <table:table-cell office:value-type="date" office:date-value="2015-01-30" calcext:value-type="date">
            <text:p>30.01</text:p>
          </table:table-cell>
          <table:table-cell/>
          <table:table-cell table:style-name="ce6" office:value-type="date" office:date-value="2015-01-30" calcext:value-type="date">
            <text:p>30.01</text:p>
          </table:table-cell>
          <table:table-cell table:number-columns-repeated="2"/>
        </table:table-row>
        <table:table-row table:style-name="ro1">
          <table:table-cell office:value-type="date" office:date-value="2015-01-31" calcext:value-type="date">
            <text:p>31.01</text:p>
          </table:table-cell>
          <table:table-cell/>
          <table:table-cell table:style-name="ce6" office:value-type="date" office:date-value="2015-01-31" calcext:value-type="date">
            <text:p>31.01</text:p>
          </table:table-cell>
          <table:table-cell table:number-columns-repeated="2"/>
        </table:table-row>
        <table:table-row table:style-name="ro1">
          <table:table-cell office:value-type="date" office:date-value="2015-02-01" calcext:value-type="date">
            <text:p>01.02</text:p>
          </table:table-cell>
          <table:table-cell/>
          <table:table-cell table:style-name="ce6" office:value-type="date" office:date-value="2015-02-01" calcext:value-type="date">
            <text:p>01.02</text:p>
          </table:table-cell>
          <table:table-cell table:number-columns-repeated="2"/>
        </table:table-row>
        <table:table-row table:style-name="ro1">
          <table:table-cell office:value-type="date" office:date-value="2015-02-02" calcext:value-type="date">
            <text:p>02.02</text:p>
          </table:table-cell>
          <table:table-cell/>
          <table:table-cell table:style-name="ce6" office:value-type="date" office:date-value="2015-02-02" calcext:value-type="date">
            <text:p>02.02</text:p>
          </table:table-cell>
          <table:table-cell table:number-columns-repeated="2"/>
        </table:table-row>
        <table:table-row table:style-name="ro1">
          <table:table-cell office:value-type="date" office:date-value="2015-02-03" calcext:value-type="date">
            <text:p>03.02</text:p>
          </table:table-cell>
          <table:table-cell/>
          <table:table-cell table:style-name="ce6" office:value-type="date" office:date-value="2015-02-03" calcext:value-type="date">
            <text:p>03.02</text:p>
          </table:table-cell>
          <table:table-cell table:number-columns-repeated="2"/>
        </table:table-row>
        <table:table-row table:style-name="ro1">
          <table:table-cell office:value-type="date" office:date-value="2015-02-04" calcext:value-type="date">
            <text:p>04.02</text:p>
          </table:table-cell>
          <table:table-cell/>
          <table:table-cell table:style-name="ce6" office:value-type="date" office:date-value="2015-02-04" calcext:value-type="date">
            <text:p>04.02</text:p>
          </table:table-cell>
          <table:table-cell table:number-columns-repeated="2"/>
        </table:table-row>
        <table:table-row table:style-name="ro1">
          <table:table-cell office:value-type="date" office:date-value="2015-02-05" calcext:value-type="date">
            <text:p>05.02</text:p>
          </table:table-cell>
          <table:table-cell/>
          <table:table-cell table:style-name="ce6" office:value-type="date" office:date-value="2015-02-05" calcext:value-type="date">
            <text:p>05.02</text:p>
          </table:table-cell>
          <table:table-cell table:number-columns-repeated="2"/>
        </table:table-row>
        <table:table-row table:style-name="ro1">
          <table:table-cell office:value-type="date" office:date-value="2015-02-06" calcext:value-type="date">
            <text:p>06.02</text:p>
          </table:table-cell>
          <table:table-cell/>
          <table:table-cell table:style-name="ce6" office:value-type="date" office:date-value="2015-02-06" calcext:value-type="date">
            <text:p>06.02</text:p>
          </table:table-cell>
          <table:table-cell table:number-columns-repeated="2"/>
        </table:table-row>
        <table:table-row table:style-name="ro1">
          <table:table-cell office:value-type="date" office:date-value="2015-02-07" calcext:value-type="date">
            <text:p>07.02</text:p>
          </table:table-cell>
          <table:table-cell/>
          <table:table-cell table:style-name="ce6" office:value-type="date" office:date-value="2015-02-07" calcext:value-type="date">
            <text:p>07.02</text:p>
          </table:table-cell>
          <table:table-cell table:number-columns-repeated="2"/>
        </table:table-row>
        <table:table-row table:style-name="ro1">
          <table:table-cell office:value-type="date" office:date-value="2015-02-08" calcext:value-type="date">
            <text:p>08.02</text:p>
          </table:table-cell>
          <table:table-cell/>
          <table:table-cell table:style-name="ce6" office:value-type="date" office:date-value="2015-02-08" calcext:value-type="date">
            <text:p>08.02</text:p>
          </table:table-cell>
          <table:table-cell table:number-columns-repeated="2"/>
        </table:table-row>
        <table:table-row table:style-name="ro1">
          <table:table-cell office:value-type="date" office:date-value="2015-02-09" calcext:value-type="date">
            <text:p>09.02</text:p>
          </table:table-cell>
          <table:table-cell/>
          <table:table-cell table:style-name="ce6" office:value-type="date" office:date-value="2015-02-09" calcext:value-type="date">
            <text:p>09.02</text:p>
          </table:table-cell>
          <table:table-cell table:number-columns-repeated="2"/>
        </table:table-row>
        <table:table-row table:style-name="ro1">
          <table:table-cell office:value-type="date" office:date-value="2015-02-10" calcext:value-type="date">
            <text:p>10.02</text:p>
          </table:table-cell>
          <table:table-cell/>
          <table:table-cell table:style-name="ce6" office:value-type="date" office:date-value="2015-02-10" calcext:value-type="date">
            <text:p>10.02</text:p>
          </table:table-cell>
          <table:table-cell table:number-columns-repeated="2"/>
        </table:table-row>
        <table:table-row table:style-name="ro1">
          <table:table-cell office:value-type="date" office:date-value="2015-02-11" calcext:value-type="date">
            <text:p>11.02</text:p>
          </table:table-cell>
          <table:table-cell/>
          <table:table-cell table:style-name="ce6" office:value-type="date" office:date-value="2015-02-11" calcext:value-type="date">
            <text:p>11.02</text:p>
          </table:table-cell>
          <table:table-cell table:number-columns-repeated="2"/>
        </table:table-row>
        <table:table-row table:style-name="ro1">
          <table:table-cell office:value-type="date" office:date-value="2015-02-12" calcext:value-type="date">
            <text:p>12.02</text:p>
          </table:table-cell>
          <table:table-cell/>
          <table:table-cell table:style-name="ce6" office:value-type="date" office:date-value="2015-02-12" calcext:value-type="date">
            <text:p>12.02</text:p>
          </table:table-cell>
          <table:table-cell table:number-columns-repeated="2"/>
        </table:table-row>
        <table:table-row table:style-name="ro1">
          <table:table-cell office:value-type="date" office:date-value="2015-02-13" calcext:value-type="date">
            <text:p>13.02</text:p>
          </table:table-cell>
          <table:table-cell/>
          <table:table-cell table:style-name="ce6" office:value-type="date" office:date-value="2015-02-13" calcext:value-type="date">
            <text:p>13.02</text:p>
          </table:table-cell>
          <table:table-cell table:number-columns-repeated="2"/>
        </table:table-row>
        <table:table-row table:style-name="ro1">
          <table:table-cell office:value-type="date" office:date-value="2015-02-14" calcext:value-type="date">
            <text:p>14.02</text:p>
          </table:table-cell>
          <table:table-cell/>
          <table:table-cell table:style-name="ce6" office:value-type="date" office:date-value="2015-02-14" calcext:value-type="date">
            <text:p>14.02</text:p>
          </table:table-cell>
          <table:table-cell table:number-columns-repeated="2"/>
        </table:table-row>
        <table:table-row table:style-name="ro1">
          <table:table-cell office:value-type="date" office:date-value="2015-02-15" calcext:value-type="date">
            <text:p>15.02</text:p>
          </table:table-cell>
          <table:table-cell/>
          <table:table-cell table:style-name="ce6" office:value-type="date" office:date-value="2015-02-15" calcext:value-type="date">
            <text:p>15.02</text:p>
          </table:table-cell>
          <table:table-cell table:number-columns-repeated="2"/>
        </table:table-row>
        <table:table-row table:style-name="ro1">
          <table:table-cell office:value-type="date" office:date-value="2015-02-16" calcext:value-type="date">
            <text:p>16.02</text:p>
          </table:table-cell>
          <table:table-cell/>
          <table:table-cell table:style-name="ce6" office:value-type="date" office:date-value="2015-02-16" calcext:value-type="date">
            <text:p>16.02</text:p>
          </table:table-cell>
          <table:table-cell table:number-columns-repeated="2"/>
        </table:table-row>
        <table:table-row table:style-name="ro1">
          <table:table-cell office:value-type="date" office:date-value="2015-02-17" calcext:value-type="date">
            <text:p>17.02</text:p>
          </table:table-cell>
          <table:table-cell/>
          <table:table-cell table:style-name="ce6" office:value-type="date" office:date-value="2015-02-17" calcext:value-type="date">
            <text:p>17.02</text:p>
          </table:table-cell>
          <table:table-cell table:number-columns-repeated="2"/>
        </table:table-row>
        <table:table-row table:style-name="ro1">
          <table:table-cell office:value-type="date" office:date-value="2015-02-18" calcext:value-type="date">
            <text:p>18.02</text:p>
          </table:table-cell>
          <table:table-cell/>
          <table:table-cell table:style-name="ce6" office:value-type="date" office:date-value="2015-02-18" calcext:value-type="date">
            <text:p>18.02</text:p>
          </table:table-cell>
          <table:table-cell table:number-columns-repeated="2"/>
        </table:table-row>
        <table:table-row table:style-name="ro1">
          <table:table-cell office:value-type="date" office:date-value="2015-02-19" calcext:value-type="date">
            <text:p>19.02</text:p>
          </table:table-cell>
          <table:table-cell/>
          <table:table-cell table:style-name="ce6" office:value-type="date" office:date-value="2015-02-19" calcext:value-type="date">
            <text:p>19.02</text:p>
          </table:table-cell>
          <table:table-cell table:number-columns-repeated="2"/>
        </table:table-row>
        <table:table-row table:style-name="ro1">
          <table:table-cell office:value-type="date" office:date-value="2015-02-20" calcext:value-type="date">
            <text:p>20.02</text:p>
          </table:table-cell>
          <table:table-cell/>
          <table:table-cell table:style-name="ce6" office:value-type="date" office:date-value="2015-02-20" calcext:value-type="date">
            <text:p>20.02</text:p>
          </table:table-cell>
          <table:table-cell table:number-columns-repeated="2"/>
        </table:table-row>
        <table:table-row table:style-name="ro1">
          <table:table-cell office:value-type="date" office:date-value="2015-02-21" calcext:value-type="date">
            <text:p>21.02</text:p>
          </table:table-cell>
          <table:table-cell/>
          <table:table-cell table:style-name="ce6" office:value-type="date" office:date-value="2015-02-21" calcext:value-type="date">
            <text:p>21.02</text:p>
          </table:table-cell>
          <table:table-cell table:number-columns-repeated="2"/>
        </table:table-row>
        <table:table-row table:style-name="ro1">
          <table:table-cell office:value-type="date" office:date-value="2015-02-22" calcext:value-type="date">
            <text:p>22.02</text:p>
          </table:table-cell>
          <table:table-cell/>
          <table:table-cell table:style-name="ce6" office:value-type="date" office:date-value="2015-02-22" calcext:value-type="date">
            <text:p>22.02</text:p>
          </table:table-cell>
          <table:table-cell table:number-columns-repeated="2"/>
        </table:table-row>
        <table:table-row table:style-name="ro1">
          <table:table-cell office:value-type="date" office:date-value="2015-02-23" calcext:value-type="date">
            <text:p>23.02</text:p>
          </table:table-cell>
          <table:table-cell/>
          <table:table-cell table:style-name="ce6" office:value-type="date" office:date-value="2015-02-23" calcext:value-type="date">
            <text:p>23.02</text:p>
          </table:table-cell>
          <table:table-cell table:number-columns-repeated="2"/>
        </table:table-row>
        <table:table-row table:style-name="ro1">
          <table:table-cell office:value-type="date" office:date-value="2015-02-24" calcext:value-type="date">
            <text:p>24.02</text:p>
          </table:table-cell>
          <table:table-cell/>
          <table:table-cell table:style-name="ce6" office:value-type="date" office:date-value="2015-02-24" calcext:value-type="date">
            <text:p>24.02</text:p>
          </table:table-cell>
          <table:table-cell table:number-columns-repeated="2"/>
        </table:table-row>
        <table:table-row table:style-name="ro1">
          <table:table-cell office:value-type="date" office:date-value="2015-02-25" calcext:value-type="date">
            <text:p>25.02</text:p>
          </table:table-cell>
          <table:table-cell/>
          <table:table-cell table:style-name="ce6" office:value-type="date" office:date-value="2015-02-25" calcext:value-type="date">
            <text:p>25.02</text:p>
          </table:table-cell>
          <table:table-cell table:number-columns-repeated="2"/>
        </table:table-row>
        <table:table-row table:style-name="ro1">
          <table:table-cell office:value-type="date" office:date-value="2015-02-26" calcext:value-type="date">
            <text:p>26.02</text:p>
          </table:table-cell>
          <table:table-cell/>
          <table:table-cell table:style-name="ce6" office:value-type="date" office:date-value="2015-02-26" calcext:value-type="date">
            <text:p>26.02</text:p>
          </table:table-cell>
          <table:table-cell table:number-columns-repeated="2"/>
        </table:table-row>
        <table:table-row table:style-name="ro1">
          <table:table-cell office:value-type="date" office:date-value="2015-02-27" calcext:value-type="date">
            <text:p>27.02</text:p>
          </table:table-cell>
          <table:table-cell/>
          <table:table-cell table:style-name="ce6" office:value-type="date" office:date-value="2015-02-27" calcext:value-type="date">
            <text:p>27.02</text:p>
          </table:table-cell>
          <table:table-cell table:number-columns-repeated="2"/>
        </table:table-row>
        <table:table-row table:style-name="ro1">
          <table:table-cell office:value-type="date" office:date-value="2015-02-28" calcext:value-type="date">
            <text:p>28.02</text:p>
          </table:table-cell>
          <table:table-cell/>
          <table:table-cell table:style-name="ce6" office:value-type="date" office:date-value="2015-02-28" calcext:value-type="date">
            <text:p>28.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1" calcext:value-type="date">
            <text:p>0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2" calcext:value-type="date">
            <text:p>0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3" calcext:value-type="date">
            <text:p>0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4" calcext:value-type="date">
            <text:p>0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5" calcext:value-type="date">
            <text:p>0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6" calcext:value-type="date">
            <text:p>0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7" calcext:value-type="date">
            <text:p>0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8" calcext:value-type="date">
            <text:p>0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9" calcext:value-type="date">
            <text:p>0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0" calcext:value-type="date">
            <text:p>1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1" calcext:value-type="date">
            <text:p>1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2" calcext:value-type="date">
            <text:p>1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3" calcext:value-type="date">
            <text:p>1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4" calcext:value-type="date">
            <text:p>1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5" calcext:value-type="date">
            <text:p>1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6" calcext:value-type="date">
            <text:p>1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7" calcext:value-type="date">
            <text:p>1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8" calcext:value-type="date">
            <text:p>1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9" calcext:value-type="date">
            <text:p>1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0" calcext:value-type="date">
            <text:p>2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1" calcext:value-type="date">
            <text:p>2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2" calcext:value-type="date">
            <text:p>2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3" calcext:value-type="date">
            <text:p>2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4" calcext:value-type="date">
            <text:p>2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5" calcext:value-type="date">
            <text:p>2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6" calcext:value-type="date">
            <text:p>2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7" calcext:value-type="date">
            <text:p>2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8" calcext:value-type="date">
            <text:p>2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9" calcext:value-type="date">
            <text:p>2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0" calcext:value-type="date">
            <text:p>3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1" calcext:value-type="date">
            <text:p>3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1" calcext:value-type="date">
            <text:p>0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2" calcext:value-type="date">
            <text:p>0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3" calcext:value-type="date">
            <text:p>0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4" calcext:value-type="date">
            <text:p>0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5" calcext:value-type="date">
            <text:p>05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6" calcext:value-type="date">
            <text:p>06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7" calcext:value-type="date">
            <text:p>07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8" calcext:value-type="date">
            <text:p>08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9" calcext:value-type="date">
            <text:p>09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0" calcext:value-type="date">
            <text:p>10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1" calcext:value-type="date">
            <text:p>1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2" calcext:value-type="date">
            <text:p>1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3" calcext:value-type="date">
            <text:p>1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4" calcext:value-type="date">
            <text:p>1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5" calcext:value-type="date">
            <text:p>15.04</text:p>
          </table:table-cell>
          <table:table-cell table:number-columns-repeated="2"/>
        </table:table-row>
        <table:table-row table:style-name="ro1" table:number-rows-repeated="104832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.</number:text>
      <number:month number:style="long"/>
      <number:text>.</number:text>
      <number:year/>
    </number:date-style>
    <number:date-style style:name="N122">
      <number:day number:style="long"/>
      <number:text>.</number:text>
      <number:month number:style="long"/>
    </number:date-style>
    <number:number-style style:name="N123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0">00/00/0000</text:date>, <text:time style:data-style-name="N2" text:time-value="12:50:38.360121568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00:22:17.617978932</meta:creation-date>
    <dc:date>2014-10-20T12:51:09.415467817</dc:date>
    <meta:editing-duration>PT7H15M21S</meta:editing-duration>
    <meta:editing-cycles>114</meta:editing-cycles>
    <meta:generator>LibreOffice/4.2.6.3$Linux_X86_64 LibreOffice_project/420m0$Build-3</meta:generator>
    <meta:document-statistic meta:table-count="1" meta:cell-count="6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2">
      <style:chart-properties chart:display-label="true" chart:tick-marks-major-inner="true" chart:tick-marks-major-outer="true" chart:tick-marks-minor-inner="false" chart:tick-marks-minor-outer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reverse-direction="false" text:line-break="false" chart:axis-position="1"/>
      <style:graphic-properties svg:stroke-color="#b3b3b3"/>
      <style:text-properties fo:font-size="11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vertical-bar" chart:symbol-width="0.1cm" chart:symbol-height="0.1cm" chart:data-label-number="value" chart:data-label-text="false" chart:data-label-symbol="false" style:rotation-angle="8">
        <chart:symbol-image xlink:href="Pictures/2000000A000000DD000000DD9C8AB801.svm" xlink:type="simple" xlink:actuate="onLoad"/>
      </style:chart-properties>
      <style:graphic-properties svg:stroke-width="0.051cm" svg:stroke-color="#004586" svg:stroke-opacity="75%" draw:fill-color="#004586" draw:opacity="75%" dr3d:edge-rounding="5%"/>
      <style:text-properties fo:font-size="9pt" fo:font-weight="bold" style:font-size-asian="10pt" style:font-size-complex="10pt"/>
    </style:style>
    <style:style style:name="ch10" style:family="chart" style:data-style-name="N0">
      <style:chart-properties chart:symbol-type="named-symbol" chart:symbol-name="x" chart:symbol-width="0.05cm" chart:symbol-height="0.05cm"/>
      <style:graphic-properties svg:stroke-color="#808080" draw:fill-color="#80808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8.993cm" svg:height="27.546cm" xlink:href=".." xlink:type="simple" chart:class="chart:line" chart:style-name="ch1">
        <chart:title svg:x="48.216cm" svg:y="0.685cm" chart:style-name="ch2">
          <text:p>Statystyka</text:p>
        </chart:title>
        <chart:subtitle svg:x="47.587cm" svg:y="2.088cm" chart:style-name="ch3">
          <text:p>Ilość linii kodu .cpp/.h</text:p>
        </chart:subtitle>
        <chart:plot-area chart:style-name="ch4" table:cell-range-address="Arkusz1.A1:Arkusz1.B87 Arkusz1.D1:Arkusz1.D87" chart:data-source-has-labels="column" svg:x="2.429cm" svg:y="3.871cm" svg:width="92.606cm" svg:height="22cm">
          <chartooo:coordinate-region svg:x="3.738cm" svg:y="4.098cm" svg:width="91.297cm" svg:height="21.126cm"/>
          <chart:axis chart:dimension="x" chart:name="primary-x" chart:style-name="ch5" chartooo:axis-type="auto">
            <chartooo:date-scale/>
            <chart:title svg:x="48.206cm" svg:y="26.421cm" chart:style-name="ch6">
              <text:p>Data</text:p>
            </chart:title>
            <chart:categories table:cell-range-address="Arkusz1.A1:Arkusz1.A8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Arkusz1.B1:Arkusz1.B87" chart:class="chart:line">
            <chart:data-point chart:repeated="87"/>
          </chart:series>
          <chart:series chart:style-name="ch10" chart:values-cell-range-address="Arkusz1.D1:Arkusz1.D87" chart:class="chart:line">
            <chart:data-point chart:repeated="8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41853">
                <text:p>41850</text:p>
                <draw:g>
                  <svg:desc>Arkusz1.A1:Arkusz1.A87</svg:desc>
                </draw:g>
              </table:table-cell>
              <table:table-cell office:value-type="float" office:value="15135">
                <text:p>15135</text:p>
                <draw:g>
                  <svg:desc>Arkusz1.B1:Arkusz1.B87</svg:desc>
                </draw:g>
              </table:table-cell>
              <table:table-cell office:value-type="float" office:value="15135">
                <text:p>15135</text:p>
                <draw:g>
                  <svg:desc>Arkusz1.D1:Arkusz1.D87</svg:desc>
                </draw:g>
              </table:table-cell>
            </table:table-row>
            <table:table-row>
              <table:table-cell office:value-type="float" office:value="41856">
                <text:p>41860</text:p>
              </table:table-cell>
              <table:table-cell office:value-type="float" office:value="15591">
                <text:p>15591</text:p>
              </table:table-cell>
              <table:table-cell office:value-type="float" office:value="15591">
                <text:p>15591</text:p>
              </table:table-cell>
            </table:table-row>
            <table:table-row>
              <table:table-cell office:value-type="float" office:value="41857">
                <text:p>41860</text:p>
              </table:table-cell>
              <table:table-cell office:value-type="float" office:value="15796">
                <text:p>15796</text:p>
              </table:table-cell>
              <table:table-cell office:value-type="float" office:value="15796">
                <text:p>15796</text:p>
              </table:table-cell>
            </table:table-row>
            <table:table-row>
              <table:table-cell office:value-type="float" office:value="41860">
                <text:p>41860</text:p>
              </table:table-cell>
              <table:table-cell office:value-type="float" office:value="15934">
                <text:p>15934</text:p>
              </table:table-cell>
              <table:table-cell office:value-type="float" office:value="15934">
                <text:p>15934</text:p>
              </table:table-cell>
            </table:table-row>
            <table:table-row>
              <table:table-cell office:value-type="float" office:value="41861">
                <text:p>41860</text:p>
              </table:table-cell>
              <table:table-cell office:value-type="float" office:value="16331">
                <text:p>16331</text:p>
              </table:table-cell>
              <table:table-cell office:value-type="float" office:value="16331">
                <text:p>16331</text:p>
              </table:table-cell>
            </table:table-row>
            <table:table-row>
              <table:table-cell office:value-type="float" office:value="41862">
                <text:p>41860</text:p>
              </table:table-cell>
              <table:table-cell office:value-type="float" office:value="16530">
                <text:p>16530</text:p>
              </table:table-cell>
              <table:table-cell office:value-type="float" office:value="16529.5">
                <text:p>16529.5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16629">
                <text:p>16629</text:p>
              </table:table-cell>
              <table:table-cell office:value-type="float" office:value="16628.75">
                <text:p>16628.75</text:p>
              </table:table-cell>
            </table:table-row>
            <table:table-row>
              <table:table-cell office:value-type="float" office:value="41864">
                <text:p>41860</text:p>
              </table:table-cell>
              <table:table-cell office:value-type="float" office:value="16678">
                <text:p>16678</text:p>
              </table:table-cell>
              <table:table-cell office:value-type="float" office:value="16678.375">
                <text:p>16678.375</text:p>
              </table:table-cell>
            </table:table-row>
            <table:table-row>
              <table:table-cell office:value-type="float" office:value="41865">
                <text:p>41870</text:p>
              </table:table-cell>
              <table:table-cell office:value-type="float" office:value="16579">
                <text:p>16579</text:p>
              </table:table-cell>
              <table:table-cell office:value-type="float" office:value="16579">
                <text:p>16579</text:p>
              </table:table-cell>
            </table:table-row>
            <table:table-row>
              <table:table-cell office:value-type="float" office:value="41866">
                <text:p>41870</text:p>
              </table:table-cell>
              <table:table-cell office:value-type="float" office:value="17031">
                <text:p>17031</text:p>
              </table:table-cell>
              <table:table-cell office:value-type="float" office:value="17031">
                <text:p>17031</text:p>
              </table:table-cell>
            </table:table-row>
            <table:table-row>
              <table:table-cell office:value-type="float" office:value="41867">
                <text:p>41870</text:p>
              </table:table-cell>
              <table:table-cell office:value-type="float" office:value="17257">
                <text:p>17257</text:p>
              </table:table-cell>
              <table:table-cell office:value-type="float" office:value="17257">
                <text:p>17257</text:p>
              </table:table-cell>
            </table:table-row>
            <table:table-row>
              <table:table-cell office:value-type="float" office:value="41868">
                <text:p>41870</text:p>
              </table:table-cell>
              <table:table-cell office:value-type="float" office:value="17370">
                <text:p>17370</text:p>
              </table:table-cell>
              <table:table-cell office:value-type="float" office:value="17370">
                <text:p>17370</text:p>
              </table:table-cell>
            </table:table-row>
            <table:table-row>
              <table:table-cell office:value-type="float" office:value="41869">
                <text:p>41870</text:p>
              </table:table-cell>
              <table:table-cell office:value-type="float" office:value="17640">
                <text:p>17640</text:p>
              </table:table-cell>
              <table:table-cell office:value-type="float" office:value="17640">
                <text:p>17640</text:p>
              </table:table-cell>
            </table:table-row>
            <table:table-row>
              <table:table-cell office:value-type="float" office:value="41870">
                <text:p>41870</text:p>
              </table:table-cell>
              <table:table-cell office:value-type="float" office:value="17931">
                <text:p>17931</text:p>
              </table:table-cell>
              <table:table-cell office:value-type="float" office:value="17931">
                <text:p>17931</text:p>
              </table:table-cell>
            </table:table-row>
            <table:table-row>
              <table:table-cell office:value-type="float" office:value="41871">
                <text:p>41870</text:p>
              </table:table-cell>
              <table:table-cell office:value-type="float" office:value="18077">
                <text:p>18077</text:p>
              </table:table-cell>
              <table:table-cell office:value-type="float" office:value="18076.5">
                <text:p>18076.5</text:p>
              </table:table-cell>
            </table:table-row>
            <table:table-row>
              <table:table-cell office:value-type="float" office:value="41872">
                <text:p>41870</text:p>
              </table:table-cell>
              <table:table-cell office:value-type="float" office:value="18335">
                <text:p>18335</text:p>
              </table:table-cell>
              <table:table-cell office:value-type="float" office:value="18335">
                <text:p>18335</text:p>
              </table:table-cell>
            </table:table-row>
            <table:table-row>
              <table:table-cell office:value-type="float" office:value="41873">
                <text:p>41870</text:p>
              </table:table-cell>
              <table:table-cell office:value-type="float" office:value="18725">
                <text:p>18725</text:p>
              </table:table-cell>
              <table:table-cell office:value-type="float" office:value="18725">
                <text:p>18725</text:p>
              </table:table-cell>
            </table:table-row>
            <table:table-row>
              <table:table-cell office:value-type="float" office:value="41874">
                <text:p>41870</text:p>
              </table:table-cell>
              <table:table-cell office:value-type="float" office:value="19808">
                <text:p>19808</text:p>
              </table:table-cell>
              <table:table-cell office:value-type="float" office:value="19808">
                <text:p>19808</text:p>
              </table:table-cell>
            </table:table-row>
            <table:table-row>
              <table:table-cell office:value-type="float" office:value="41875">
                <text:p>41880</text:p>
              </table:table-cell>
              <table:table-cell office:value-type="float" office:value="20232">
                <text:p>20232</text:p>
              </table:table-cell>
              <table:table-cell office:value-type="float" office:value="20232">
                <text:p>20232</text:p>
              </table:table-cell>
            </table:table-row>
            <table:table-row>
              <table:table-cell office:value-type="float" office:value="41876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564.0909090909">
                <text:p>20564.0909090909</text:p>
              </table:table-cell>
            </table:table-row>
            <table:table-row>
              <table:table-cell office:value-type="float" office:value="41877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896.1818181818">
                <text:p>20896.1818181818</text:p>
              </table:table-cell>
            </table:table-row>
            <table:table-row>
              <table:table-cell office:value-type="float" office:value="41878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228.2727272727">
                <text:p>21228.2727272727</text:p>
              </table:table-cell>
            </table:table-row>
            <table:table-row>
              <table:table-cell office:value-type="float" office:value="41879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560.3636363636">
                <text:p>21560.3636363636</text:p>
              </table:table-cell>
            </table:table-row>
            <table:table-row>
              <table:table-cell office:value-type="float" office:value="41880">
                <text:p>41880</text:p>
              </table:table-cell>
              <table:table-cell office:value-type="float" office:value="21799">
                <text:p>21799</text:p>
              </table:table-cell>
              <table:table-cell office:value-type="float" office:value="21892.4545454545">
                <text:p>21892.4545454545</text:p>
              </table:table-cell>
            </table:table-row>
            <table:table-row>
              <table:table-cell office:value-type="float" office:value="41881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224.5454545454">
                <text:p>22224.5454545454</text:p>
              </table:table-cell>
            </table:table-row>
            <table:table-row>
              <table:table-cell office:value-type="float" office:value="41882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556.6363636364">
                <text:p>22556.6363636364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22117">
                <text:p>22117</text:p>
              </table:table-cell>
              <table:table-cell office:value-type="float" office:value="22888.7272727273">
                <text:p>22888.7272727273</text:p>
              </table:table-cell>
            </table:table-row>
            <table:table-row>
              <table:table-cell office:value-type="float" office:value="41884">
                <text:p>41880</text:p>
              </table:table-cell>
              <table:table-cell office:value-type="float" office:value="22825">
                <text:p>22825</text:p>
              </table:table-cell>
              <table:table-cell office:value-type="float" office:value="23220.8181818182">
                <text:p>23220.8181818182</text:p>
              </table:table-cell>
            </table:table-row>
            <table:table-row>
              <table:table-cell office:value-type="float" office:value="41885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552.9090909091">
                <text:p>23552.9090909091</text:p>
              </table:table-cell>
            </table:table-row>
            <table:table-row>
              <table:table-cell office:value-type="float" office:value="41886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885">
                <text:p>23885</text:p>
              </table:table-cell>
            </table:table-row>
            <table:table-row>
              <table:table-cell office:value-type="float" office:value="41887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4217.0909090909">
                <text:p>24217.0909090909</text:p>
              </table:table-cell>
            </table:table-row>
            <table:table-row>
              <table:table-cell office:value-type="float" office:value="41888">
                <text:p>41890</text:p>
              </table:table-cell>
              <table:table-cell office:value-type="float" office:value="23950">
                <text:p>23950</text:p>
              </table:table-cell>
              <table:table-cell office:value-type="float" office:value="24549.1818181818">
                <text:p>24549.1818181818</text:p>
              </table:table-cell>
            </table:table-row>
            <table:table-row>
              <table:table-cell office:value-type="float" office:value="41889">
                <text:p>41890</text:p>
              </table:table-cell>
              <table:table-cell office:value-type="float" office:value="24169">
                <text:p>24169</text:p>
              </table:table-cell>
              <table:table-cell office:value-type="float" office:value="24881.2727272727">
                <text:p>24881.2727272727</text:p>
              </table:table-cell>
            </table:table-row>
            <table:table-row>
              <table:table-cell office:value-type="float" office:value="41890">
                <text:p>41890</text:p>
              </table:table-cell>
              <table:table-cell office:value-type="float" office:value="24528">
                <text:p>24528</text:p>
              </table:table-cell>
              <table:table-cell office:value-type="float" office:value="25213.3636363636">
                <text:p>25213.3636363636</text:p>
              </table:table-cell>
            </table:table-row>
            <table:table-row>
              <table:table-cell office:value-type="float" office:value="41891">
                <text:p>41890</text:p>
              </table:table-cell>
              <table:table-cell office:value-type="float" office:value="25140">
                <text:p>25140</text:p>
              </table:table-cell>
              <table:table-cell office:value-type="float" office:value="25545.4545454545">
                <text:p>25545.4545454545</text:p>
              </table:table-cell>
            </table:table-row>
            <table:table-row>
              <table:table-cell office:value-type="float" office:value="41892">
                <text:p>41890</text:p>
              </table:table-cell>
              <table:table-cell office:value-type="float" office:value="25850">
                <text:p>25850</text:p>
              </table:table-cell>
              <table:table-cell office:value-type="float" office:value="25877.5454545454">
                <text:p>25877.5454545454</text:p>
              </table:table-cell>
            </table:table-row>
            <table:table-row>
              <table:table-cell office:value-type="float" office:value="41893">
                <text:p>41890</text:p>
              </table:table-cell>
              <table:table-cell office:value-type="float" office:value="27100">
                <text:p>27100</text:p>
              </table:table-cell>
              <table:table-cell office:value-type="float" office:value="26209.6363636363">
                <text:p>26209.6363636363</text:p>
              </table:table-cell>
            </table:table-row>
            <table:table-row>
              <table:table-cell office:value-type="float" office:value="41894">
                <text:p>41890</text:p>
              </table:table-cell>
              <table:table-cell office:value-type="float" office:value="27131">
                <text:p>27131</text:p>
              </table:table-cell>
              <table:table-cell office:value-type="float" office:value="26541.7272727273">
                <text:p>26541.7272727273</text:p>
              </table:table-cell>
            </table:table-row>
            <table:table-row>
              <table:table-cell office:value-type="float" office:value="41895">
                <text:p>41900</text:p>
              </table:table-cell>
              <table:table-cell office:value-type="float" office:value="27131">
                <text:p>27131</text:p>
              </table:table-cell>
              <table:table-cell office:value-type="float" office:value="26873.8181818182">
                <text:p>26873.8181818182</text:p>
              </table:table-cell>
            </table:table-row>
            <table:table-row>
              <table:table-cell office:value-type="float" office:value="41896">
                <text:p>41900</text:p>
              </table:table-cell>
              <table:table-cell office:value-type="float" office:value="28120">
                <text:p>28120</text:p>
              </table:table-cell>
              <table:table-cell office:value-type="float" office:value="27205.9090909091">
                <text:p>27205.9090909091</text:p>
              </table:table-cell>
            </table:table-row>
            <table:table-row>
              <table:table-cell office:value-type="float" office:value="41897">
                <text:p>41900</text:p>
              </table:table-cell>
              <table:table-cell office:value-type="float" office:value="28950">
                <text:p>28950</text:p>
              </table:table-cell>
              <table:table-cell office:value-type="float" office:value="27538">
                <text:p>27538</text:p>
              </table:table-cell>
            </table:table-row>
            <table:table-row>
              <table:table-cell office:value-type="float" office:value="41898">
                <text:p>41900</text:p>
              </table:table-cell>
              <table:table-cell office:value-type="float" office:value="30050">
                <text:p>30050</text:p>
              </table:table-cell>
              <table:table-cell office:value-type="float" office:value="27870.0909090909">
                <text:p>27870.0909090909</text:p>
              </table:table-cell>
            </table:table-row>
            <table:table-row>
              <table:table-cell office:value-type="float" office:value="41899">
                <text:p>41900</text:p>
              </table:table-cell>
              <table:table-cell office:value-type="float" office:value="30300">
                <text:p>30300</text:p>
              </table:table-cell>
              <table:table-cell office:value-type="float" office:value="28202.1818181818">
                <text:p>28202.1818181818</text:p>
              </table:table-cell>
            </table:table-row>
            <table:table-row>
              <table:table-cell office:value-type="float" office:value="41900">
                <text:p>41900</text:p>
              </table:table-cell>
              <table:table-cell office:value-type="float" office:value="30788">
                <text:p>30788</text:p>
              </table:table-cell>
              <table:table-cell office:value-type="float" office:value="28534.2727272727">
                <text:p>28534.2727272727</text:p>
              </table:table-cell>
            </table:table-row>
            <table:table-row>
              <table:table-cell office:value-type="float" office:value="41901">
                <text:p>41900</text:p>
              </table:table-cell>
              <table:table-cell office:value-type="float" office:value="31100">
                <text:p>31100</text:p>
              </table:table-cell>
              <table:table-cell office:value-type="float" office:value="28866.3636363636">
                <text:p>28866.3636363636</text:p>
              </table:table-cell>
            </table:table-row>
            <table:table-row>
              <table:table-cell office:value-type="float" office:value="41902">
                <text:p>41900</text:p>
              </table:table-cell>
              <table:table-cell office:value-type="float" office:value="31800">
                <text:p>31800</text:p>
              </table:table-cell>
              <table:table-cell office:value-type="float" office:value="29198.4545454545">
                <text:p>29198.4545454545</text:p>
              </table:table-cell>
            </table:table-row>
            <table:table-row>
              <table:table-cell office:value-type="float" office:value="41903">
                <text:p>41900</text:p>
              </table:table-cell>
              <table:table-cell office:value-type="float" office:value="32500">
                <text:p>32500</text:p>
              </table:table-cell>
              <table:table-cell office:value-type="float" office:value="29530.5454545454">
                <text:p>29530.5454545454</text:p>
              </table:table-cell>
            </table:table-row>
            <table:table-row>
              <table:table-cell office:value-type="float" office:value="41904">
                <text:p>41900</text:p>
              </table:table-cell>
              <table:table-cell office:value-type="float" office:value="33000">
                <text:p>33000</text:p>
              </table:table-cell>
              <table:table-cell office:value-type="float" office:value="29862.6363636363">
                <text:p>29862.6363636363</text:p>
              </table:table-cell>
            </table:table-row>
            <table:table-row>
              <table:table-cell office:value-type="float" office:value="41905">
                <text:p>41910</text:p>
              </table:table-cell>
              <table:table-cell office:value-type="float" office:value="33300">
                <text:p>33300</text:p>
              </table:table-cell>
              <table:table-cell office:value-type="float" office:value="30194.7272727272">
                <text:p>30194.7272727272</text:p>
              </table:table-cell>
            </table:table-row>
            <table:table-row>
              <table:table-cell office:value-type="float" office:value="41906">
                <text:p>41910</text:p>
              </table:table-cell>
              <table:table-cell office:value-type="float" office:value="35000">
                <text:p>35000</text:p>
              </table:table-cell>
              <table:table-cell office:value-type="float" office:value="30526.8181818181">
                <text:p>30526.8181818181</text:p>
              </table:table-cell>
            </table:table-row>
            <table:table-row>
              <table:table-cell office:value-type="float" office:value="41907">
                <text:p>41910</text:p>
              </table:table-cell>
              <table:table-cell office:value-type="float" office:value="37400">
                <text:p>37400</text:p>
              </table:table-cell>
              <table:table-cell office:value-type="float" office:value="30858.9090909091">
                <text:p>30858.9090909091</text:p>
              </table:table-cell>
            </table:table-row>
            <table:table-row>
              <table:table-cell office:value-type="float" office:value="41908">
                <text:p>41910</text:p>
              </table:table-cell>
              <table:table-cell office:value-type="float" office:value="39074">
                <text:p>39074</text:p>
              </table:table-cell>
              <table:table-cell office:value-type="float" office:value="31191">
                <text:p>31191</text:p>
              </table:table-cell>
            </table:table-row>
            <table:table-row>
              <table:table-cell office:value-type="float" office:value="41909">
                <text:p>41910</text:p>
              </table:table-cell>
              <table:table-cell office:value-type="float" office:value="39074">
                <text:p>39074</text:p>
              </table:table-cell>
              <table:table-cell office:value-type="float" office:value="31523.0909090909">
                <text:p>31523.0909090909</text:p>
              </table:table-cell>
            </table:table-row>
            <table:table-row>
              <table:table-cell office:value-type="float" office:value="41910">
                <text:p>41910</text:p>
              </table:table-cell>
              <table:table-cell office:value-type="float" office:value="39100">
                <text:p>39100</text:p>
              </table:table-cell>
              <table:table-cell office:value-type="float" office:value="31855.1818181818">
                <text:p>31855.1818181818</text:p>
              </table:table-cell>
            </table:table-row>
            <table:table-row>
              <table:table-cell office:value-type="float" office:value="41911">
                <text:p>41910</text:p>
              </table:table-cell>
              <table:table-cell office:value-type="float" office:value="39200">
                <text:p>39200</text:p>
              </table:table-cell>
              <table:table-cell office:value-type="float" office:value="32187.2727272727">
                <text:p>32187.2727272727</text:p>
              </table:table-cell>
            </table:table-row>
            <table:table-row>
              <table:table-cell office:value-type="float" office:value="41912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2519.3636363636">
                <text:p>32519.3636363636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2851.4545454545">
                <text:p>32851.4545454545</text:p>
              </table:table-cell>
            </table:table-row>
            <table:table-row>
              <table:table-cell office:value-type="float" office:value="41914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3183.5454545454">
                <text:p>33183.5454545454</text:p>
              </table:table-cell>
            </table:table-row>
            <table:table-row>
              <table:table-cell office:value-type="float" office:value="41915">
                <text:p>41920</text:p>
              </table:table-cell>
              <table:table-cell office:value-type="float" office:value="39900">
                <text:p>39900</text:p>
              </table:table-cell>
              <table:table-cell office:value-type="float" office:value="33515.6363636363">
                <text:p>33515.6363636363</text:p>
              </table:table-cell>
            </table:table-row>
            <table:table-row>
              <table:table-cell office:value-type="float" office:value="41916">
                <text:p>41920</text:p>
              </table:table-cell>
              <table:table-cell office:value-type="float" office:value="40500">
                <text:p>40500</text:p>
              </table:table-cell>
              <table:table-cell office:value-type="float" office:value="33847.7272727272">
                <text:p>33847.7272727272</text:p>
              </table:table-cell>
            </table:table-row>
            <table:table-row>
              <table:table-cell office:value-type="float" office:value="41917">
                <text:p>41920</text:p>
              </table:table-cell>
              <table:table-cell office:value-type="float" office:value="40600">
                <text:p>40600</text:p>
              </table:table-cell>
              <table:table-cell office:value-type="float" office:value="34179.8181818182">
                <text:p>34179.8181818182</text:p>
              </table:table-cell>
            </table:table-row>
            <table:table-row>
              <table:table-cell office:value-type="float" office:value="41918">
                <text:p>41920</text:p>
              </table:table-cell>
              <table:table-cell office:value-type="float" office:value="42850">
                <text:p>42850</text:p>
              </table:table-cell>
              <table:table-cell office:value-type="float" office:value="34511.9090909091">
                <text:p>34511.9090909091</text:p>
              </table:table-cell>
            </table:table-row>
            <table:table-row>
              <table:table-cell office:value-type="float" office:value="41919">
                <text:p>41920</text:p>
              </table:table-cell>
              <table:table-cell office:value-type="float" office:value="44700">
                <text:p>44700</text:p>
              </table:table-cell>
              <table:table-cell office:value-type="float" office:value="34844">
                <text:p>34844</text:p>
              </table:table-cell>
            </table:table-row>
            <table:table-row>
              <table:table-cell office:value-type="float" office:value="41920">
                <text:p>41920</text:p>
              </table:table-cell>
              <table:table-cell office:value-type="float" office:value="45600">
                <text:p>45600</text:p>
              </table:table-cell>
              <table:table-cell office:value-type="float" office:value="35176.0909090909">
                <text:p>35176.0909090909</text:p>
              </table:table-cell>
            </table:table-row>
            <table:table-row>
              <table:table-cell office:value-type="float" office:value="41921">
                <text:p>41920</text:p>
              </table:table-cell>
              <table:table-cell office:value-type="float" office:value="45960">
                <text:p>45960</text:p>
              </table:table-cell>
              <table:table-cell office:value-type="float" office:value="35508.1818181818">
                <text:p>35508.1818181818</text:p>
              </table:table-cell>
            </table:table-row>
            <table:table-row>
              <table:table-cell office:value-type="float" office:value="41922">
                <text:p>41920</text:p>
              </table:table-cell>
              <table:table-cell office:value-type="float" office:value="46100">
                <text:p>46100</text:p>
              </table:table-cell>
              <table:table-cell office:value-type="float" office:value="35840.2727272727">
                <text:p>35840.2727272727</text:p>
              </table:table-cell>
            </table:table-row>
            <table:table-row>
              <table:table-cell office:value-type="float" office:value="41923">
                <text:p>41920</text:p>
              </table:table-cell>
              <table:table-cell office:value-type="float" office:value="46400">
                <text:p>46400</text:p>
              </table:table-cell>
              <table:table-cell office:value-type="float" office:value="36172.3636363636">
                <text:p>36172.3636363636</text:p>
              </table:table-cell>
            </table:table-row>
            <table:table-row>
              <table:table-cell office:value-type="float" office:value="41924">
                <text:p>41920</text:p>
              </table:table-cell>
              <table:table-cell office:value-type="float" office:value="46470">
                <text:p>46470</text:p>
              </table:table-cell>
              <table:table-cell office:value-type="float" office:value="36504.4545454545">
                <text:p>36504.4545454545</text:p>
              </table:table-cell>
            </table:table-row>
            <table:table-row>
              <table:table-cell office:value-type="float" office:value="41925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6836.5454545454">
                <text:p>36836.5454545454</text:p>
              </table:table-cell>
            </table:table-row>
            <table:table-row>
              <table:table-cell office:value-type="float" office:value="41926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7168.6363636364">
                <text:p>37168.6363636364</text:p>
              </table:table-cell>
            </table:table-row>
            <table:table-row>
              <table:table-cell office:value-type="float" office:value="41927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7500.7272727273">
                <text:p>37500.7272727273</text:p>
              </table:table-cell>
            </table:table-row>
            <table:table-row>
              <table:table-cell office:value-type="float" office:value="41928">
                <text:p>41930</text:p>
              </table:table-cell>
              <table:table-cell office:value-type="float" office:value="47500">
                <text:p>47500</text:p>
              </table:table-cell>
              <table:table-cell office:value-type="float" office:value="37832.8181818182">
                <text:p>37832.8181818182</text:p>
              </table:table-cell>
            </table:table-row>
            <table:table-row>
              <table:table-cell office:value-type="float" office:value="41929">
                <text:p>41930</text:p>
              </table:table-cell>
              <table:table-cell office:value-type="float" office:value="48000">
                <text:p>48000</text:p>
              </table:table-cell>
              <table:table-cell office:value-type="float" office:value="38164.9090909091">
                <text:p>38164.9090909091</text:p>
              </table:table-cell>
            </table:table-row>
            <table:table-row>
              <table:table-cell office:value-type="float" office:value="41930">
                <text:p>41930</text:p>
              </table:table-cell>
              <table:table-cell office:value-type="float" office:value="48800">
                <text:p>48800</text:p>
              </table:table-cell>
              <table:table-cell office:value-type="float" office:value="38497">
                <text:p>38497</text:p>
              </table:table-cell>
            </table:table-row>
            <table:table-row>
              <table:table-cell office:value-type="float" office:value="41931">
                <text:p>41930</text:p>
              </table:table-cell>
              <table:table-cell office:value-type="float" office:value="48260">
                <text:p>48260</text:p>
              </table:table-cell>
              <table:table-cell office:value-type="float" office:value="38829.0909090909">
                <text:p>38829.0909090909</text:p>
              </table:table-cell>
            </table:table-row>
            <table:table-row>
              <table:table-cell office:value-type="float" office:value="41932">
                <text:p>41930</text:p>
              </table:table-cell>
              <table:table-cell office:value-type="float" office:value="48480">
                <text:p>48480</text:p>
              </table:table-cell>
              <table:table-cell office:value-type="float" office:value="39161.1818181818">
                <text:p>39161.1818181818</text:p>
              </table:table-cell>
            </table:table-row>
            <table:table-row>
              <table:table-cell office:value-type="float" office:value="41933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9493.2727272727">
                <text:p>39493.2727272727</text:p>
              </table:table-cell>
            </table:table-row>
            <table:table-row>
              <table:table-cell office:value-type="float" office:value="41934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9825.3636363637">
                <text:p>39825.3636363637</text:p>
              </table:table-cell>
            </table:table-row>
            <table:table-row>
              <table:table-cell office:value-type="float" office:value="41935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0157.4545454546">
                <text:p>40157.4545454546</text:p>
              </table:table-cell>
            </table:table-row>
            <table:table-row>
              <table:table-cell office:value-type="float" office:value="41936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0489.5454545455">
                <text:p>40489.5454545455</text:p>
              </table:table-cell>
            </table:table-row>
            <table:table-row>
              <table:table-cell office:value-type="float" office:value="41937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0821.6363636364">
                <text:p>40821.6363636364</text:p>
              </table:table-cell>
            </table:table-row>
            <table:table-row>
              <table:table-cell office:value-type="float" office:value="41938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1153.7272727273">
                <text:p>41153.7272727273</text:p>
              </table:table-cell>
            </table:table-row>
            <table:table-row>
              <table:table-cell office:value-type="float" office:value="41939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1485.8181818182">
                <text:p>41485.8181818182</text:p>
              </table:table-cell>
            </table:table-row>
            <table:table-row>
              <table:table-cell office:value-type="float" office:value="41940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1817.9090909091">
                <text:p>41817.9090909091</text:p>
              </table:table-cell>
            </table:table-row>
            <table:table-row>
              <table:table-cell office:value-type="float" office:value="41941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150">
                <text:p>42150</text:p>
              </table:table-cell>
            </table:table-row>
            <table:table-row>
              <table:table-cell office:value-type="float" office:value="41942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482.0909090909">
                <text:p>42482.0909090909</text:p>
              </table:table-cell>
            </table:table-row>
            <table:table-row>
              <table:table-cell office:value-type="float" office:value="41943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814.1818181819">
                <text:p>42814.18181818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